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4" style:family="table">
      <style:table-properties style:width="9.4479in" fo:margin-left="0in" table:align="left" style:writing-mode="lr-tb"/>
    </style:style>
    <style:style style:name="Table14.A" style:family="table-column">
      <style:table-column-properties style:column-width="0.4958in"/>
    </style:style>
    <style:style style:name="Table14.B" style:family="table-column">
      <style:table-column-properties style:column-width="0.5063in"/>
    </style:style>
    <style:style style:name="Table14.D" style:family="table-column">
      <style:table-column-properties style:column-width="0.5021in"/>
    </style:style>
    <style:style style:name="Table14.E" style:family="table-column">
      <style:table-column-properties style:column-width="0.5in"/>
    </style:style>
    <style:style style:name="Table14.G" style:family="table-column">
      <style:table-column-properties style:column-width="1.0625in"/>
    </style:style>
    <style:style style:name="Table14.H" style:family="table-column">
      <style:table-column-properties style:column-width="5.3854in"/>
    </style:style>
    <style:style style:name="Table1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118in 0.0118in 0.0118in" fo:padding="0.0201in" fo:border="2.55pt double #808080">
        <style:background-image/>
      </style:table-cell-properties>
    </style:style>
    <style:style style:name="Table1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5" style:family="table">
      <style:table-properties style:width="9.4479in" fo:margin-left="0in" table:align="left" style:writing-mode="lr-tb"/>
    </style:style>
    <style:style style:name="Table15.A" style:family="table-column">
      <style:table-column-properties style:column-width="0.4958in"/>
    </style:style>
    <style:style style:name="Table15.B" style:family="table-column">
      <style:table-column-properties style:column-width="0.5063in"/>
    </style:style>
    <style:style style:name="Table15.D" style:family="table-column">
      <style:table-column-properties style:column-width="0.5021in"/>
    </style:style>
    <style:style style:name="Table15.E" style:family="table-column">
      <style:table-column-properties style:column-width="0.5in"/>
    </style:style>
    <style:style style:name="Table15.G" style:family="table-column">
      <style:table-column-properties style:column-width="1.0625in"/>
    </style:style>
    <style:style style:name="Table15.H" style:family="table-column">
      <style:table-column-properties style:column-width="5.3854in"/>
    </style:style>
    <style:style style:name="Table15.1" style:family="table-row">
      <style:table-row-properties fo:keep-together="always"/>
    </style:style>
    <style:style style:name="Table15.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118in 0.0118in 0.0118in" fo:padding="0.0201in" fo:border="2.55pt double #808080">
        <style:background-image/>
      </style:table-cell-properties>
    </style:style>
    <style:style style:name="Table15.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 style:family="table">
      <style:table-properties style:width="9.4479in" fo:margin-left="0in" table:align="left" style:writing-mode="lr-tb"/>
    </style:style>
    <style:style style:name="Table3.A" style:family="table-column">
      <style:table-column-properties style:column-width="0.4958in"/>
    </style:style>
    <style:style style:name="Table3.B" style:family="table-column">
      <style:table-column-properties style:column-width="0.5063in"/>
    </style:style>
    <style:style style:name="Table3.D" style:family="table-column">
      <style:table-column-properties style:column-width="0.5021in"/>
    </style:style>
    <style:style style:name="Table3.E" style:family="table-column">
      <style:table-column-properties style:column-width="0.5in"/>
    </style:style>
    <style:style style:name="Table3.G" style:family="table-column">
      <style:table-column-properties style:column-width="1.0625in"/>
    </style:style>
    <style:style style:name="Table3.H" style:family="table-column">
      <style:table-column-properties style:column-width="5.3854in"/>
    </style:style>
    <style:style style:name="Table3.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118in 0.0118in 0.0118in" fo:padding="0.0201in" fo:border="2.55pt double #808080">
        <style:background-image/>
      </style:table-cell-properties>
    </style:style>
    <style:style style:name="Table3.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 style:family="table">
      <style:table-properties style:width="9.4479in" fo:margin-left="0in" table:align="left" style:may-break-between-rows="false" style:writing-mode="lr-tb"/>
    </style:style>
    <style:style style:name="Table7.A" style:family="table-column">
      <style:table-column-properties style:column-width="0.4958in"/>
    </style:style>
    <style:style style:name="Table7.B" style:family="table-column">
      <style:table-column-properties style:column-width="0.5063in"/>
    </style:style>
    <style:style style:name="Table7.D" style:family="table-column">
      <style:table-column-properties style:column-width="0.5021in"/>
    </style:style>
    <style:style style:name="Table7.E" style:family="table-column">
      <style:table-column-properties style:column-width="0.5in"/>
    </style:style>
    <style:style style:name="Table7.G" style:family="table-column">
      <style:table-column-properties style:column-width="1.0625in"/>
    </style:style>
    <style:style style:name="Table7.H" style:family="table-column">
      <style:table-column-properties style:column-width="5.3854in"/>
    </style:style>
    <style:style style:name="Table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118in 0.0118in 0.0118in" fo:padding="0.0201in" fo:border="2.55pt double #808080">
        <style:background-image/>
      </style:table-cell-properties>
    </style:style>
    <style:style style:name="Table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 style:family="table">
      <style:table-properties style:width="9.4479in" fo:margin-left="0in" table:align="left" style:writing-mode="lr-tb"/>
    </style:style>
    <style:style style:name="Table16.A" style:family="table-column">
      <style:table-column-properties style:column-width="0.4958in"/>
    </style:style>
    <style:style style:name="Table16.B" style:family="table-column">
      <style:table-column-properties style:column-width="0.5063in"/>
    </style:style>
    <style:style style:name="Table16.D" style:family="table-column">
      <style:table-column-properties style:column-width="0.5021in"/>
    </style:style>
    <style:style style:name="Table16.E" style:family="table-column">
      <style:table-column-properties style:column-width="0.5in"/>
    </style:style>
    <style:style style:name="Table16.G" style:family="table-column">
      <style:table-column-properties style:column-width="1.0625in"/>
    </style:style>
    <style:style style:name="Table16.H" style:family="table-column">
      <style:table-column-properties style:column-width="5.3854in"/>
    </style:style>
    <style:style style:name="Table16.1" style:family="table-row">
      <style:table-row-properties fo:keep-together="always"/>
    </style:style>
    <style:style style:name="Table1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118in 0.0118in 0.0118in" fo:padding="0.0201in" fo:border="2.55pt double #808080">
        <style:background-image/>
      </style:table-cell-properties>
    </style:style>
    <style:style style:name="Table1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 style:family="table">
      <style:table-properties style:width="9.4479in" fo:margin-left="0in" table:align="left" style:may-break-between-rows="false" style:writing-mode="lr-tb"/>
    </style:style>
    <style:style style:name="Table17.A" style:family="table-column">
      <style:table-column-properties style:column-width="0.4958in"/>
    </style:style>
    <style:style style:name="Table17.B" style:family="table-column">
      <style:table-column-properties style:column-width="0.5063in"/>
    </style:style>
    <style:style style:name="Table17.D" style:family="table-column">
      <style:table-column-properties style:column-width="0.5021in"/>
    </style:style>
    <style:style style:name="Table17.E" style:family="table-column">
      <style:table-column-properties style:column-width="0.5in"/>
    </style:style>
    <style:style style:name="Table17.G" style:family="table-column">
      <style:table-column-properties style:column-width="1.0625in"/>
    </style:style>
    <style:style style:name="Table17.H" style:family="table-column">
      <style:table-column-properties style:column-width="5.3854in"/>
    </style:style>
    <style:style style:name="Table17.1" style:family="table-row">
      <style:table-row-properties fo:keep-together="always"/>
    </style:style>
    <style:style style:name="Table1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118in 0.0118in 0.0118in" fo:padding="0.0201in" fo:border="2.55pt double #808080">
        <style:background-image/>
      </style:table-cell-properties>
    </style:style>
    <style:style style:name="Table1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 style:family="table">
      <style:table-properties style:width="9.4479in" fo:margin-left="0in" table:align="left" style:may-break-between-rows="false" style:writing-mode="lr-tb"/>
    </style:style>
    <style:style style:name="Table4.A" style:family="table-column">
      <style:table-column-properties style:column-width="0.4958in"/>
    </style:style>
    <style:style style:name="Table4.B" style:family="table-column">
      <style:table-column-properties style:column-width="0.5063in"/>
    </style:style>
    <style:style style:name="Table4.D" style:family="table-column">
      <style:table-column-properties style:column-width="0.5021in"/>
    </style:style>
    <style:style style:name="Table4.E" style:family="table-column">
      <style:table-column-properties style:column-width="0.5in"/>
    </style:style>
    <style:style style:name="Table4.G" style:family="table-column">
      <style:table-column-properties style:column-width="1.0625in"/>
    </style:style>
    <style:style style:name="Table4.H" style:family="table-column">
      <style:table-column-properties style:column-width="5.3854in"/>
    </style:style>
    <style:style style:name="Table4.1" style:family="table-row">
      <style:table-row-properties fo:keep-together="always"/>
    </style:style>
    <style:style style:name="Table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4.H1" style:family="table-cell">
      <style:table-cell-properties style:vertical-align="middle" fo:background-color="#cccccc" style:border-line-width="0.0118in 0.0118in 0.0118in" fo:padding="0.0201in" fo:border="2.55pt double #808080">
        <style:background-image/>
      </style:table-cell-properties>
    </style:style>
    <style:style style:name="Table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 style:family="table">
      <style:table-properties style:width="9.4479in" fo:margin-left="0in" table:align="left" style:may-break-between-rows="false" style:writing-mode="lr-tb"/>
    </style:style>
    <style:style style:name="Table19.A" style:family="table-column">
      <style:table-column-properties style:column-width="0.4958in"/>
    </style:style>
    <style:style style:name="Table19.B" style:family="table-column">
      <style:table-column-properties style:column-width="0.5063in"/>
    </style:style>
    <style:style style:name="Table19.D" style:family="table-column">
      <style:table-column-properties style:column-width="0.5021in"/>
    </style:style>
    <style:style style:name="Table19.E" style:family="table-column">
      <style:table-column-properties style:column-width="0.5in"/>
    </style:style>
    <style:style style:name="Table19.G" style:family="table-column">
      <style:table-column-properties style:column-width="1.0625in"/>
    </style:style>
    <style:style style:name="Table19.H" style:family="table-column">
      <style:table-column-properties style:column-width="5.3854in"/>
    </style:style>
    <style:style style:name="Table1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118in 0.0118in 0.0118in" fo:padding="0.0201in" fo:border="2.55pt double #808080">
        <style:background-image/>
      </style:table-cell-properties>
    </style:style>
    <style:style style:name="Table19.2" style:family="table-row">
      <style:table-row-properties style:min-row-height="0.2965in"/>
    </style:style>
    <style:style style:name="Table1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3"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 style:family="table">
      <style:table-properties style:width="9.441in" fo:margin-left="0.0028in" fo:margin-right="-0.0188in" table:align="margins" style:writing-mode="lr-tb"/>
    </style:style>
    <style:style style:name="Table6.A" style:family="table-column">
      <style:table-column-properties style:column-width="0.4965in" style:rel-column-width="3446*"/>
    </style:style>
    <style:style style:name="Table6.B" style:family="table-column">
      <style:table-column-properties style:column-width="0.5007in" style:rel-column-width="3477*"/>
    </style:style>
    <style:style style:name="Table6.C" style:family="table-column">
      <style:table-column-properties style:column-width="0.0049in" style:rel-column-width="32*"/>
    </style:style>
    <style:style style:name="Table6.E" style:family="table-column">
      <style:table-column-properties style:column-width="0.4993in" style:rel-column-width="3465*"/>
    </style:style>
    <style:style style:name="Table6.H" style:family="table-column">
      <style:table-column-properties style:column-width="1.0667in" style:rel-column-width="7404*"/>
    </style:style>
    <style:style style:name="Table6.I" style:family="table-column">
      <style:table-column-properties style:column-width="5.3785in" style:rel-column-width="37335*"/>
    </style:style>
    <style:style style:name="Table6.A1" style:family="table-cell">
      <style:table-cell-properties style:vertical-align="middle" fo:background-color="#b2b2b2"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6.I1" style:family="table-cell">
      <style:table-cell-properties style:vertical-align="middle" fo:background-color="#b2b2b2" style:border-line-width="0.0118in 0.0118in 0.0118in" fo:padding="0.0201in" fo:border="2.55pt double #808080">
        <style:background-image/>
      </style:table-cell-properties>
    </style:style>
    <style:style style:name="Table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 style:family="table">
      <style:table-properties style:width="9.4479in" fo:margin-left="0in" table:align="left" style:may-break-between-rows="false" style:writing-mode="lr-tb"/>
    </style:style>
    <style:style style:name="Table2.A" style:family="table-column">
      <style:table-column-properties style:column-width="0.4958in"/>
    </style:style>
    <style:style style:name="Table2.B" style:family="table-column">
      <style:table-column-properties style:column-width="0.5063in"/>
    </style:style>
    <style:style style:name="Table2.D" style:family="table-column">
      <style:table-column-properties style:column-width="0.5021in"/>
    </style:style>
    <style:style style:name="Table2.E" style:family="table-column">
      <style:table-column-properties style:column-width="0.5in"/>
    </style:style>
    <style:style style:name="Table2.G" style:family="table-column">
      <style:table-column-properties style:column-width="1.0625in"/>
    </style:style>
    <style:style style:name="Table2.H" style:family="table-column">
      <style:table-column-properties style:column-width="5.3854in"/>
    </style:style>
    <style:style style:name="Table2.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2.H1" style:family="table-cell">
      <style:table-cell-properties style:vertical-align="middle" fo:background-color="#cccccc" style:border-line-width="0.0118in 0.0118in 0.0118in" fo:padding="0.0201in" fo:border="2.55pt double #808080">
        <style:background-image/>
      </style:table-cell-properties>
    </style:style>
    <style:style style:name="Table2.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 style:family="table">
      <style:table-properties style:width="9.4479in" fo:margin-left="0in" table:align="left" style:writing-mode="lr-tb"/>
    </style:style>
    <style:style style:name="Table9.A" style:family="table-column">
      <style:table-column-properties style:column-width="0.4958in"/>
    </style:style>
    <style:style style:name="Table9.B" style:family="table-column">
      <style:table-column-properties style:column-width="0.5063in"/>
    </style:style>
    <style:style style:name="Table9.D" style:family="table-column">
      <style:table-column-properties style:column-width="0.5021in"/>
    </style:style>
    <style:style style:name="Table9.E" style:family="table-column">
      <style:table-column-properties style:column-width="0.5in"/>
    </style:style>
    <style:style style:name="Table9.G" style:family="table-column">
      <style:table-column-properties style:column-width="1.0625in"/>
    </style:style>
    <style:style style:name="Table9.H" style:family="table-column">
      <style:table-column-properties style:column-width="5.3854in"/>
    </style:style>
    <style:style style:name="Table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118in 0.0118in 0.0118in" fo:padding="0.0201in" fo:border="2.55pt double #808080">
        <style:background-image/>
      </style:table-cell-properties>
    </style:style>
    <style:style style:name="Table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text:number-lines="false" text:line-number="0">
        <style:tab-stops>
          <style:tab-stop style:position="3in" style:type="center"/>
          <style:tab-stop style:position="9.4362in" style:type="right"/>
        </style:tab-stops>
      </style:paragraph-properties>
    </style:style>
    <style:style style:name="P6"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b973a" style:font-size-asian="14pt" style:font-weight-asian="bold" style:font-size-complex="14pt" style:font-weight-complex="bold"/>
    </style:style>
    <style:style style:name="P8" style:family="paragraph" style:parent-style-name="Standard">
      <style:paragraph-properties fo:margin-top="0in" fo:margin-bottom="0in" loext:contextual-spacing="false" fo:text-align="start" style:justify-single-word="false"/>
      <style:text-properties officeooo:rsid="0012f730" officeooo:paragraph-rsid="0012f730"/>
    </style:style>
    <style:style style:name="P9" style:family="paragraph" style:parent-style-name="Standard">
      <style:paragraph-properties fo:margin-top="0in" fo:margin-bottom="0in" loext:contextual-spacing="false" fo:text-align="center" style:justify-single-word="false"/>
      <style:text-properties officeooo:rsid="0012f730" officeooo:paragraph-rsid="0012f730"/>
    </style:style>
    <style:style style:name="P10" style:family="paragraph" style:parent-style-name="Standard">
      <style:paragraph-properties fo:margin-top="0in" fo:margin-bottom="0in" loext:contextual-spacing="false" fo:text-align="start" style:justify-single-word="false"/>
    </style:style>
    <style:style style:name="P11" style:family="paragraph" style:parent-style-name="Standard">
      <style:paragraph-properties fo:margin-top="0in" fo:margin-bottom="0in" loext:contextual-spacing="false" fo:text-align="start" style:justify-single-word="false"/>
      <style:text-properties officeooo:paragraph-rsid="001db8fc"/>
    </style:style>
    <style:style style:name="P12" style:family="paragraph" style:parent-style-name="Standard">
      <style:paragraph-properties fo:margin-top="0in" fo:margin-bottom="0in" loext:contextual-spacing="false" fo:text-align="center" style:justify-single-word="false"/>
    </style:style>
    <style:style style:name="P13" style:family="paragraph" style:parent-style-name="Standard">
      <style:paragraph-properties fo:margin-top="0in" fo:margin-bottom="0in" loext:contextual-spacing="false" fo:text-align="center" style:justify-single-word="false"/>
      <style:text-properties officeooo:paragraph-rsid="001db8fc"/>
    </style:style>
    <style:style style:name="P14" style:family="paragraph" style:parent-style-name="Standard">
      <style:paragraph-properties fo:margin-top="0in" fo:margin-bottom="0in" loext:contextual-spacing="false" fo:text-align="center" style:justify-single-word="false"/>
      <style:text-properties officeooo:paragraph-rsid="0035822c"/>
    </style:style>
    <style:style style:name="P15" style:family="paragraph" style:parent-style-name="Standard">
      <style:paragraph-properties fo:margin-top="0in" fo:margin-bottom="0in" loext:contextual-spacing="false" fo:text-align="center" style:justify-single-word="false"/>
      <style:text-properties officeooo:paragraph-rsid="004a26ea"/>
    </style:style>
    <style:style style:name="P16" style:family="paragraph" style:parent-style-name="Standard">
      <style:paragraph-properties fo:margin-top="0in" fo:margin-bottom="0in" loext:contextual-spacing="false" fo:text-align="center" style:justify-single-word="false"/>
      <style:text-properties officeooo:rsid="001d8afc" officeooo:paragraph-rsid="001d8afc"/>
    </style:style>
    <style:style style:name="P17" style:family="paragraph" style:parent-style-name="Standard">
      <style:paragraph-properties fo:margin-top="0in" fo:margin-bottom="0in" loext:contextual-spacing="false" fo:text-align="start" style:justify-single-word="false"/>
      <style:text-properties officeooo:rsid="001d8afc" officeooo:paragraph-rsid="001d8afc"/>
    </style:style>
    <style:style style:name="P18" style:family="paragraph" style:parent-style-name="Standard">
      <style:paragraph-properties fo:margin-top="0in" fo:margin-bottom="0in" loext:contextual-spacing="false" fo:text-align="center" style:justify-single-word="false"/>
      <style:text-properties officeooo:rsid="0020e44c" officeooo:paragraph-rsid="0020e44c"/>
    </style:style>
    <style:style style:name="P19" style:family="paragraph" style:parent-style-name="Standard">
      <style:paragraph-properties fo:margin-top="0in" fo:margin-bottom="0in" loext:contextual-spacing="false" fo:text-align="center" style:justify-single-word="false"/>
      <style:text-properties officeooo:rsid="0037a13f"/>
    </style:style>
    <style:style style:name="P20" style:family="paragraph" style:parent-style-name="Standard">
      <style:paragraph-properties fo:margin-top="0in" fo:margin-bottom="0in" loext:contextual-spacing="false" fo:text-align="center" style:justify-single-word="false"/>
      <style:text-properties officeooo:rsid="0037a13f" officeooo:paragraph-rsid="0037a13f"/>
    </style:style>
    <style:style style:name="P21" style:family="paragraph" style:parent-style-name="Standard">
      <style:paragraph-properties fo:margin-top="0in" fo:margin-bottom="0in" loext:contextual-spacing="false" fo:text-align="start" style:justify-single-word="false"/>
      <style:text-properties officeooo:rsid="0037a13f" officeooo:paragraph-rsid="0037a13f"/>
    </style:style>
    <style:style style:name="P22" style:family="paragraph" style:parent-style-name="Standard">
      <style:paragraph-properties fo:margin-top="0in" fo:margin-bottom="0in" loext:contextual-spacing="false" fo:text-align="center" style:justify-single-word="false"/>
      <style:text-properties officeooo:rsid="003826dd"/>
    </style:style>
    <style:style style:name="P23" style:family="paragraph" style:parent-style-name="Standard">
      <style:paragraph-properties fo:margin-top="0in" fo:margin-bottom="0in" loext:contextual-spacing="false" fo:text-align="center" style:justify-single-word="false"/>
      <style:text-properties officeooo:rsid="003826dd" officeooo:paragraph-rsid="003826dd"/>
    </style:style>
    <style:style style:name="P24" style:family="paragraph" style:parent-style-name="Standard">
      <style:paragraph-properties fo:margin-top="0in" fo:margin-bottom="0in" loext:contextual-spacing="false" fo:text-align="start" style:justify-single-word="false"/>
      <style:text-properties officeooo:rsid="004a26ea" officeooo:paragraph-rsid="004a26ea"/>
    </style:style>
    <style:style style:name="P25" style:family="paragraph" style:parent-style-name="Standard">
      <style:paragraph-properties fo:margin-top="0in" fo:margin-bottom="0in" loext:contextual-spacing="false" fo:text-align="center" style:justify-single-word="false"/>
      <style:text-properties officeooo:rsid="004a26ea" officeooo:paragraph-rsid="004a26ea"/>
    </style:style>
    <style:style style:name="P26" style:family="paragraph" style:parent-style-name="Table_20_Heading">
      <style:paragraph-properties fo:margin-top="0in" fo:margin-bottom="0in" loext:contextual-spacing="false" fo:text-align="center" style:justify-single-word="false"/>
    </style:style>
    <style:style style:name="P27" style:family="paragraph" style:parent-style-name="Table_20_Heading">
      <style:paragraph-properties fo:margin-top="0in" fo:margin-bottom="0in" loext:contextual-spacing="false" fo:text-align="center" style:justify-single-word="false"/>
      <style:text-properties officeooo:paragraph-rsid="001db8fc"/>
    </style:style>
    <style:style style:name="P28" style:family="paragraph" style:parent-style-name="Table_20_Heading">
      <style:paragraph-properties fo:margin-top="0in" fo:margin-bottom="0in" loext:contextual-spacing="false" fo:text-align="center" style:justify-single-word="false"/>
      <style:text-properties officeooo:paragraph-rsid="004a26ea"/>
    </style:style>
    <style:style style:name="P29" style:family="paragraph" style:parent-style-name="Footer">
      <style:paragraph-properties>
        <style:tab-stops>
          <style:tab-stop style:position="3in" style:type="center"/>
          <style:tab-stop style:position="6.5in" style:type="right"/>
        </style:tab-stops>
      </style:paragraph-properties>
    </style:style>
    <style:style style:name="P30" style:family="paragraph" style:parent-style-name="Footer">
      <style:paragraph-properties fo:text-align="justify" style:justify-single-word="false">
        <style:tab-stops>
          <style:tab-stop style:position="3in" style:type="center"/>
          <style:tab-stop style:position="6.9362in" style:type="right"/>
        </style:tab-stops>
      </style:paragraph-properties>
      <style:text-properties officeooo:paragraph-rsid="001703a9"/>
    </style:style>
    <style:style style:name="P31" style:family="paragraph" style:parent-style-name="Standard">
      <style:text-properties officeooo:rsid="001313e6" officeooo:paragraph-rsid="001313e6"/>
    </style:style>
    <style:style style:name="P32" style:family="paragraph" style:parent-style-name="Standard">
      <style:paragraph-properties fo:text-align="start" style:justify-single-word="false"/>
      <style:text-properties officeooo:paragraph-rsid="0028687a"/>
    </style:style>
    <style:style style:name="P33" style:family="paragraph" style:parent-style-name="Standard">
      <style:paragraph-properties fo:text-align="center" style:justify-single-word="false"/>
    </style:style>
    <style:style style:name="P34" style:family="paragraph" style:parent-style-name="Standard">
      <style:paragraph-properties fo:text-align="center" style:justify-single-word="false"/>
      <style:text-properties officeooo:paragraph-rsid="0035822c"/>
    </style:style>
    <style:style style:name="P35" style:family="paragraph" style:parent-style-name="Standard">
      <style:text-properties officeooo:paragraph-rsid="0010bd19"/>
    </style:style>
    <style:style style:name="P36" style:family="paragraph" style:parent-style-name="Standard">
      <style:text-properties officeooo:paragraph-rsid="001db8fc"/>
    </style:style>
    <style:style style:name="P37" style:family="paragraph" style:parent-style-name="Standard">
      <style:text-properties officeooo:rsid="002f9500" officeooo:paragraph-rsid="002f9500"/>
    </style:style>
    <style:style style:name="P38" style:family="paragraph" style:parent-style-name="Standard">
      <style:paragraph-properties fo:text-align="center" style:justify-single-word="false"/>
      <style:text-properties officeooo:rsid="003826dd" officeooo:paragraph-rsid="003826dd"/>
    </style:style>
    <style:style style:name="P39" style:family="paragraph" style:parent-style-name="Standard">
      <style:paragraph-properties fo:text-align="center" style:justify-single-word="false"/>
      <style:text-properties officeooo:rsid="00253fb5"/>
    </style:style>
    <style:style style:name="P40" style:family="paragraph" style:parent-style-name="Standard">
      <style:text-properties officeooo:paragraph-rsid="004a26ea"/>
    </style:style>
    <style:style style:name="P41" style:family="paragraph" style:parent-style-name="Standard">
      <style:paragraph-properties fo:text-align="center" style:justify-single-word="false"/>
      <style:text-properties officeooo:rsid="00267d0d"/>
    </style:style>
    <style:style style:name="P4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3" style:family="paragraph" style:parent-style-name="Contents_20_2">
      <style:paragraph-properties>
        <style:tab-stops>
          <style:tab-stop style:position="6.9252in" style:type="right" style:leader-style="dotted" style:leader-text="."/>
        </style:tab-stops>
      </style:paragraph-properties>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Heading_20_2">
      <style:text-properties officeooo:paragraph-rsid="004a26ea"/>
    </style:style>
    <style:style style:name="P46" style:family="paragraph" style:parent-style-name="Heading_20_2">
      <style:text-properties officeooo:paragraph-rsid="001db8fc"/>
    </style:style>
    <style:style style:name="P47" style:family="paragraph" style:parent-style-name="Heading_20_1">
      <style:text-properties officeooo:paragraph-rsid="0019cf42"/>
    </style:style>
    <style:style style:name="P48" style:family="paragraph" style:parent-style-name="Heading_20_1" style:master-page-name="First_20_Page">
      <style:paragraph-properties style:page-number="auto"/>
    </style:style>
    <style:style style:name="P49" style:family="paragraph" style:parent-style-name="Standard" style:list-style-name="L1"/>
    <style:style style:name="P50" style:family="paragraph" style:parent-style-name="Standard" style:list-style-name="L1">
      <style:text-properties style:font-name="Times New Roman1"/>
    </style:style>
    <style:style style:name="P51" style:family="paragraph" style:parent-style-name="Standard" style:master-page-name="Landscape">
      <style:paragraph-properties style:page-number="auto"/>
      <style:text-properties officeooo:paragraph-rsid="0010bd19"/>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b973a" style:font-size-asian="8pt" style:font-size-complex="8pt"/>
    </style:style>
    <style:style style:name="T4" style:family="text">
      <style:text-properties fo:font-size="8pt" officeooo:rsid="001b973a" style:font-size-asian="8pt"/>
    </style:style>
    <style:style style:name="T5" style:family="text">
      <style:text-properties fo:font-size="9pt" style:font-size-asian="9pt"/>
    </style:style>
    <style:style style:name="T6" style:family="text">
      <style:text-properties officeooo:rsid="004833b9"/>
    </style:style>
    <style:style style:name="T7" style:family="text">
      <style:text-properties officeooo:rsid="002aa984"/>
    </style:style>
    <style:style style:name="T8" style:family="text">
      <style:text-properties officeooo:rsid="003ae8bc"/>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307358"/>
    </style:style>
    <style:style style:name="T12" style:family="text">
      <style:text-properties fo:color="#000000" fo:font-size="12pt" style:font-name-asian="TimesNewRomanPSMT" style:font-size-asian="12pt" style:font-name-complex="TimesNewRomanPSMT" style:font-size-complex="12pt"/>
    </style:style>
    <style:style style:name="T13" style:family="text">
      <style:text-properties officeooo:rsid="0012f730"/>
    </style:style>
    <style:style style:name="T14" style:family="text">
      <style:text-properties officeooo:rsid="0018a014"/>
    </style:style>
    <style:style style:name="T15" style:family="text">
      <style:text-properties officeooo:rsid="0019cf42"/>
    </style:style>
    <style:style style:name="T16" style:family="text">
      <style:text-properties officeooo:rsid="001a67f6"/>
    </style:style>
    <style:style style:name="T17" style:family="text">
      <style:text-properties officeooo:rsid="001d6a4b"/>
    </style:style>
    <style:style style:name="T18" style:family="text">
      <style:text-properties officeooo:rsid="001db8fc"/>
    </style:style>
    <style:style style:name="T19" style:family="text">
      <style:text-properties officeooo:rsid="0020e44c"/>
    </style:style>
    <style:style style:name="T20" style:family="text">
      <style:text-properties officeooo:rsid="00253fb5"/>
    </style:style>
    <style:style style:name="T21" style:family="text">
      <style:text-properties officeooo:rsid="002915f2"/>
    </style:style>
    <style:style style:name="T22" style:family="text">
      <style:text-properties officeooo:rsid="0029e7d9"/>
    </style:style>
    <style:style style:name="T23" style:family="text">
      <style:text-properties officeooo:rsid="002b863c"/>
    </style:style>
    <style:style style:name="T24" style:family="text">
      <style:text-properties officeooo:rsid="003232c2"/>
    </style:style>
    <style:style style:name="T25" style:family="text">
      <style:text-properties officeooo:rsid="00329310"/>
    </style:style>
    <style:style style:name="T26" style:family="text">
      <style:text-properties officeooo:rsid="003449e2"/>
    </style:style>
    <style:style style:name="T27" style:family="text">
      <style:text-properties officeooo:rsid="003ccc61"/>
    </style:style>
    <style:style style:name="T28" style:family="text">
      <style:text-properties officeooo:rsid="003e49ff"/>
    </style:style>
    <style:style style:name="T29" style:family="text">
      <style:text-properties officeooo:rsid="0041f404"/>
    </style:style>
    <style:style style:name="T30" style:family="text">
      <style:text-properties officeooo:rsid="004a26ea"/>
    </style:style>
    <style:style style:name="T31" style:family="text">
      <style:text-properties officeooo:rsid="0050dea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Introduction (Informative)</text:h>
      <text:p text:style-name="Standard">This standard describes the format and allocation of OpenLCB 48-bit Unique Identifiers. It is not specific to any wire protocol.</text:p>
      <text:h text:style-name="P47" text:outline-level="1">Intended Use (Informative)</text:h>
      <text:p text:style-name="Standard">Many OpenLCB protocols rely on each node having a Node ID, <text:span text:style-name="T9">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References and Context (<text:span text:style-name="T15">Normative</text:span>)</text:h>
      <text:p text:style-name="Standard">This specification is in the context of the following OpenLCB Standards:</text:p>
      <text:list xml:id="list685402637412087262" text:style-name="L1">
        <text:list-item>
          <text:p text:style-name="P50">The OpenLCB Message Network Standard, which <text:span text:style-name="T12">defines the basic messages and how they interact. Higher-level protocols are based on this message network, but are defined elsewhere.</text:span></text:p>
        </text:list-item>
        <text:list-item>
          <text:p text:style-name="P49">The OpenLCB Event Identification Standard, which defines the well-known Events Identifiers.</text:p>
        </text:list-item>
      </text:list>
      <text:h text:style-name="Heading_20_1" text:outline-level="1">Format <text:span text:style-name="T16">(Normative)</text:span></text:h>
      <text:p text:style-name="Standard">An OpenLCB <text:span text:style-name="T7">U</text:span>nique <text:span text:style-name="T7">I</text:span>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Standard">Every OpenLCB node shall have a Unique Identifier to use as a Node Identifier (Node ID).</text:p>
      <text:h text:style-name="Heading_20_1" text:outline-level="1">Allocation (Normative)</text:h>
      <text:p text:style-name="Standard">Unique <text:span text:style-name="T8">I</text:span>dentifiers shall be allocated using one of the mechanisms in this section. <text:s/>When additional allocation methods are defined, the Unique Identifiers defined by those additional <text:soft-page-break/>methods shall only provide allocation ranges that do no overlap with existing allocation ranges. <text:s/>Ranges that are not explicitly allocated are reserved for future use unless otherwise noted within this document.</text:p>
      <text:h text:style-name="Heading_20_2" text:outline-level="2">Overview</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26">Byte 1</text:p>
          </table:table-cell>
          <table:table-cell table:style-name="Table14.A1" office:value-type="string">
            <text:p text:style-name="P26">Byte 2</text:p>
          </table:table-cell>
          <table:table-cell table:style-name="Table14.A1" office:value-type="string">
            <text:p text:style-name="P26">Byte 3</text:p>
          </table:table-cell>
          <table:table-cell table:style-name="Table14.A1" office:value-type="string">
            <text:p text:style-name="P26">Byte 4</text:p>
          </table:table-cell>
          <table:table-cell table:style-name="Table14.A1" office:value-type="string">
            <text:p text:style-name="P26">Byte 5</text:p>
          </table:table-cell>
          <table:table-cell table:style-name="Table14.A1" office:value-type="string">
            <text:p text:style-name="P26">Byte 6</text:p>
          </table:table-cell>
          <table:table-cell table:style-name="Table14.A1" office:value-type="string">
            <text:p text:style-name="P26">Organization</text:p>
          </table:table-cell>
          <table:table-cell table:style-name="Table14.H1" office:value-type="string">
            <text:p text:style-name="P26">Comment</text:p>
          </table:table-cell>
        </table:table-row>
        <table:table-row>
          <table:table-cell table:style-name="Table14.A11" office:value-type="string">
            <text:p text:style-name="P12">00</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Reserved, leading zero indicates uninitialized or non-standard Node ID</text:p>
          </table:table-cell>
        </table:table-row>
        <table:table-row>
          <table:table-cell table:style-name="Table14.A11" office:value-type="string">
            <text:p text:style-name="P12">01</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Reserved for well-known global identifiers</text:p>
          </table:table-cell>
        </table:table-row>
        <table:table-row>
          <table:table-cell table:style-name="Table14.A11" office:value-type="string">
            <text:p text:style-name="P12">02</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Manufacturer Specific Assignments</text:p>
          </table:table-cell>
        </table:table-row>
        <table:table-row>
          <table:table-cell table:style-name="Table14.A11" office:value-type="string">
            <text:p text:style-name="P12">03</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Self-assigning groups space</text:p>
          </table:table-cell>
        </table:table-row>
        <table:table-row>
          <table:table-cell table:style-name="Table14.A11" office:value-type="string">
            <text:p text:style-name="P12">04</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Individual Unique Identifiers allocated by automatic requests</text:p>
          </table:table-cell>
        </table:table-row>
        <table:table-row>
          <table:table-cell table:style-name="Table14.A11" office:value-type="string">
            <text:p text:style-name="P12">05</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Specifically assigned ranges <text:span text:style-name="T22">by request</text:span></text:p>
          </table:table-cell>
        </table:table-row>
        <table:table-row>
          <table:table-cell table:style-name="Table14.A11" office:value-type="string">
            <text:p text:style-name="P12">06</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Locomotive control systems (deprecated, may be reassigned in the future)</text:p>
          </table:table-cell>
        </table:table-row>
        <table:table-row>
          <table:table-cell table:style-name="Table14.A11" office:value-type="string">
            <text:p text:style-name="P12">07</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tentative) RFID and NFC messages as events</text:p>
          </table:table-cell>
        </table:table-row>
        <table:table-row>
          <table:table-cell table:style-name="Table14.A11" office:value-type="string">
            <text:p text:style-name="P12">08</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Temporary individually Unique Identifiers leased by automatic requests</text:p>
          </table:table-cell>
        </table:table-row>
        <table:table-row>
          <table:table-cell table:style-name="Table14.A11" office:value-type="string">
            <text:p text:style-name="P16">09</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6">OpenLCB</text:p>
          </table:table-cell>
          <table:table-cell table:style-name="Table14.H11" office:value-type="string">
            <text:p text:style-name="P17">Long (16-bit) NMRA DCC manufacture identifiers</text:p>
          </table:table-cell>
        </table:table-row>
        <table:table-row>
          <table:table-cell table:style-name="Table14.A12" office:value-type="string">
            <text:p text:style-name="P12">FF</text:p>
          </table:table-cell>
          <table:table-cell table:style-name="Table14.B12" office:value-type="string">
            <text:p text:style-name="P12">*</text:p>
          </table:table-cell>
          <table:table-cell table:style-name="Table14.C12" office:value-type="string">
            <text:p text:style-name="P12">*</text:p>
          </table:table-cell>
          <table:table-cell table:style-name="Table14.D12" office:value-type="string">
            <text:p text:style-name="P12">*</text:p>
          </table:table-cell>
          <table:table-cell table:style-name="Table14.F12" office:value-type="string">
            <text:p text:style-name="P12">*</text:p>
          </table:table-cell>
          <table:table-cell table:style-name="Table14.F12" office:value-type="string">
            <text:p text:style-name="P12">*</text:p>
          </table:table-cell>
          <table:table-cell table:style-name="Table14.G12" office:value-type="string">
            <text:p text:style-name="P12">OpenLCB</text:p>
          </table:table-cell>
          <table:table-cell table:style-name="Table14.H12" office:value-type="string">
            <text:p text:style-name="P10">Reserved, indicates an error (example: <text:s/>reset non-volatile memory)</text:p>
          </table:table-cell>
        </table:table-row>
      </table:table>
      <text:p text:style-name="Standard"/>
      <text:h text:style-name="Heading_20_2" text:outline-level="2">Reserved Leading Zero</text:h>
      <text:p text:style-name="Standard">A value of zero in the most significant byte of the <text:span text:style-name="T28">U</text:span>nique <text:span text:style-name="T28">I</text:span>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able:table-row table:style-name="Table15.1">
            <table:table-cell table:style-name="Table15.A1" office:value-type="string">
              <text:p text:style-name="P26">Byte 1</text:p>
            </table:table-cell>
            <table:table-cell table:style-name="Table15.A1" office:value-type="string">
              <text:p text:style-name="P26">Byte 2</text:p>
            </table:table-cell>
            <table:table-cell table:style-name="Table15.A1" office:value-type="string">
              <text:p text:style-name="P26">Byte 3</text:p>
            </table:table-cell>
            <table:table-cell table:style-name="Table15.A1" office:value-type="string">
              <text:p text:style-name="P26">Byte 4</text:p>
            </table:table-cell>
            <table:table-cell table:style-name="Table15.A1" office:value-type="string">
              <text:p text:style-name="P26">Byte 5</text:p>
            </table:table-cell>
            <table:table-cell table:style-name="Table15.A1" office:value-type="string">
              <text:p text:style-name="P26">Byte 6</text:p>
            </table:table-cell>
            <table:table-cell table:style-name="Table15.A1" office:value-type="string">
              <text:p text:style-name="P26">Organization</text:p>
            </table:table-cell>
            <table:table-cell table:style-name="Table15.H1" office:value-type="string">
              <text:p text:style-name="P26">Comment</text:p>
            </table:table-cell>
          </table:table-row>
        </table:table-header-rows>
        <table:table-row table:style-name="Table15.1">
          <table:table-cell table:style-name="Table15.C2" office:value-type="string">
            <text:p text:style-name="P12">00</text:p>
          </table:table-cell>
          <table:table-cell table:style-name="Table15.B2" office:value-type="string">
            <text:p text:style-name="P12">00</text:p>
          </table:table-cell>
          <table:table-cell table:style-name="Table15.C2" office:value-type="string">
            <text:p text:style-name="P12">00</text:p>
          </table:table-cell>
          <table:table-cell table:style-name="Table15.D2" office:value-type="string">
            <text:p text:style-name="P12">00</text:p>
          </table:table-cell>
          <table:table-cell table:style-name="Table15.F2" office:value-type="string">
            <text:p text:style-name="P12">00</text:p>
          </table:table-cell>
          <table:table-cell table:style-name="Table15.F2" office:value-type="string">
            <text:p text:style-name="P12">00</text:p>
          </table:table-cell>
          <table:table-cell table:style-name="Table15.G2" office:value-type="string">
            <text:p text:style-name="P12">OpenLCB</text:p>
          </table:table-cell>
          <table:table-cell table:style-name="Table15.H2" office:value-type="string">
            <text:p text:style-name="P10">Convenient value for “no valid Node ID assigned”</text:p>
          </table:table-cell>
        </table:table-row>
      </table:table>
      <text:p text:style-name="Standard"/>
      <text:h text:style-name="Heading_20_2" text:outline-level="2"><text:soft-page-break/>Well-Known Global Identifiers</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26">Byte 1</text:p>
          </table:table-cell>
          <table:table-cell table:style-name="Table3.A1" office:value-type="string">
            <text:p text:style-name="P26">Byte 2</text:p>
          </table:table-cell>
          <table:table-cell table:style-name="Table3.A1" office:value-type="string">
            <text:p text:style-name="P26">Byte 3</text:p>
          </table:table-cell>
          <table:table-cell table:style-name="Table3.A1" office:value-type="string">
            <text:p text:style-name="P26">Byte 4</text:p>
          </table:table-cell>
          <table:table-cell table:style-name="Table3.A1" office:value-type="string">
            <text:p text:style-name="P26">Byte 5</text:p>
          </table:table-cell>
          <table:table-cell table:style-name="Table3.A1" office:value-type="string">
            <text:p text:style-name="P26">Byte 6</text:p>
          </table:table-cell>
          <table:table-cell table:style-name="Table3.A1" office:value-type="string">
            <text:p text:style-name="P26">Organization</text:p>
          </table:table-cell>
          <table:table-cell table:style-name="Table3.H1" office:value-type="string">
            <text:p text:style-name="P26">Comment</text:p>
          </table:table-cell>
        </table:table-row>
        <table:table-row>
          <table:table-cell table:style-name="Table3.A8" office:value-type="string">
            <text:p text:style-name="P9">01</text:p>
          </table:table-cell>
          <table:table-cell table:style-name="Table3.B8" office:value-type="string">
            <text:p text:style-name="P9">00</text:p>
          </table:table-cell>
          <table:table-cell table:style-name="Table3.C8" office:value-type="string">
            <text:p text:style-name="P9">00</text:p>
          </table:table-cell>
          <table:table-cell table:style-name="Table3.D8" office:value-type="string">
            <text:p text:style-name="P9">00</text:p>
          </table:table-cell>
          <table:table-cell table:style-name="Table3.F8" office:value-type="string">
            <text:p text:style-name="P9">00</text:p>
          </table:table-cell>
          <table:table-cell table:style-name="Table3.F8" office:value-type="string">
            <text:p text:style-name="P9">00</text:p>
          </table:table-cell>
          <table:table-cell table:style-name="Table3.G8" office:value-type="string">
            <text:p text:style-name="P9">OpenLCB</text:p>
          </table:table-cell>
          <table:table-cell table:style-name="Table3.H8" office:value-type="string">
            <text:p text:style-name="P8">Reserved for automatically-<text:span text:style-name="T16">r</text:span>outed Event Identifiers. <text:s/>See Event Identifiers Standard.</text:p>
          </table:table-cell>
        </table:table-row>
        <table:table-row>
          <table:table-cell table:style-name="Table3.A8" office:value-type="string">
            <text:p text:style-name="P12">01</text:p>
          </table:table-cell>
          <table:table-cell table:style-name="Table3.B8" office:value-type="string">
            <text:p text:style-name="P12">01</text:p>
          </table:table-cell>
          <table:table-cell table:style-name="Table3.C8" office:value-type="string">
            <text:p text:style-name="P12">00</text:p>
          </table:table-cell>
          <table:table-cell table:style-name="Table3.D8" office:value-type="string">
            <text:p text:style-name="P12">00</text:p>
          </table:table-cell>
          <table:table-cell table:style-name="Table3.F8" office:value-type="string">
            <text:p text:style-name="P12">00</text:p>
          </table:table-cell>
          <table:table-cell table:style-name="Table3.F8" office:value-type="string">
            <text:p text:style-name="P12">00</text:p>
          </table:table-cell>
          <table:table-cell table:style-name="Table3.G8" office:value-type="string">
            <text:p text:style-name="P12">OpenLCB</text:p>
          </table:table-cell>
          <table:table-cell table:style-name="Table3.H8" office:value-type="string">
            <text:p text:style-name="P10">Reserved for well-known Event Identifiers. <text:s/>See Event Identifiers Standard.</text:p>
          </table:table-cell>
        </table:table-row>
        <table:table-row>
          <table:table-cell table:style-name="Table3.A8" office:value-type="string">
            <text:p text:style-name="P12">01</text:p>
          </table:table-cell>
          <table:table-cell table:style-name="Table3.B8" office:value-type="string">
            <text:p text:style-name="P12">01</text:p>
          </table:table-cell>
          <table:table-cell table:style-name="Table3.C8" office:value-type="string">
            <text:p text:style-name="P12">01</text:p>
          </table:table-cell>
          <table:table-cell table:style-name="Table3.D8" office:value-type="string">
            <text:p text:style-name="P12">00</text:p>
          </table:table-cell>
          <table:table-cell table:style-name="Table3.E6" table:number-columns-spanned="2" office:value-type="string">
            <text:p text:style-name="P12"><text:span text:style-name="T13">CBUS <text:s text:c="7"/></text:span>Node ID</text:p>
          </table:table-cell>
          <table:covered-table-cell/>
          <table:table-cell table:style-name="Table3.G8" office:value-type="string">
            <text:p text:style-name="P12">MERG</text:p>
          </table:table-cell>
          <table:table-cell table:style-name="Table3.H8" office:value-type="string">
            <text:p text:style-name="P10">Reserved for CBUS-defined Event Identifiers (ON state). <text:s/>See Event Identifiers Standard <text:span text:style-name="T17">and Technical Note</text:span>.</text:p>
          </table:table-cell>
        </table:table-row>
        <table:table-row>
          <table:table-cell table:style-name="Table3.A8" office:value-type="string">
            <text:p text:style-name="P12">01</text:p>
          </table:table-cell>
          <table:table-cell table:style-name="Table3.B8" office:value-type="string">
            <text:p text:style-name="P12">01</text:p>
          </table:table-cell>
          <table:table-cell table:style-name="Table3.C8" office:value-type="string">
            <text:p text:style-name="P12">01</text:p>
          </table:table-cell>
          <table:table-cell table:style-name="Table3.D8" office:value-type="string">
            <text:p text:style-name="P12">01</text:p>
          </table:table-cell>
          <table:table-cell table:style-name="Table3.E6" table:number-columns-spanned="2" office:value-type="string">
            <text:p text:style-name="P12"><text:span text:style-name="T13">CBUS <text:s text:c="7"/></text:span>Node ID</text:p>
          </table:table-cell>
          <table:covered-table-cell/>
          <table:table-cell table:style-name="Table3.G8" office:value-type="string">
            <text:p text:style-name="P12">MERG</text:p>
          </table:table-cell>
          <table:table-cell table:style-name="Table3.H8" office:value-type="string">
            <text:p text:style-name="P10">Reserved for CBUS-defined Event Identifiers (OFF state). <text:s/>See Event Identifiers Standard <text:span text:style-name="T17">Technical Note</text:span>.</text:p>
          </table:table-cell>
        </table:table-row>
        <table:table-row>
          <table:table-cell table:style-name="Table3.A8" office:value-type="string">
            <text:p text:style-name="P12">01</text:p>
          </table:table-cell>
          <table:table-cell table:style-name="Table3.B8" office:value-type="string">
            <text:p text:style-name="P12">01</text:p>
          </table:table-cell>
          <table:table-cell table:style-name="Table3.C8" office:value-type="string">
            <text:p text:style-name="P12">01</text:p>
          </table:table-cell>
          <table:table-cell table:style-name="Table3.D8" office:value-type="string">
            <text:p text:style-name="P12">*</text:p>
          </table:table-cell>
          <table:table-cell table:style-name="Table3.E6" table:number-columns-spanned="2" office:value-type="string">
            <text:p text:style-name="P12"><text:span text:style-name="T13">CBUS <text:s text:c="7"/></text:span>Node ID</text:p>
          </table:table-cell>
          <table:covered-table-cell/>
          <table:table-cell table:style-name="Table3.G8" office:value-type="string">
            <text:p text:style-name="P12">MERG</text:p>
          </table:table-cell>
          <table:table-cell table:style-name="Table3.H8" office:value-type="string">
            <text:p text:style-name="P10">Reserved for CBUS-defined future expansion.</text:p>
          </table:table-cell>
        </table:table-row>
        <table:table-row>
          <table:table-cell table:style-name="Table3.A8" office:value-type="string">
            <text:p text:style-name="P12">01</text:p>
          </table:table-cell>
          <table:table-cell table:style-name="Table3.B8" office:value-type="string">
            <text:p text:style-name="P12">63</text:p>
          </table:table-cell>
          <table:table-cell table:style-name="Table3.C8" office:value-type="string">
            <text:p text:style-name="P12">*</text:p>
          </table:table-cell>
          <table:table-cell table:style-name="Table3.D8" office:value-type="string">
            <text:p text:style-name="P12">*</text:p>
          </table:table-cell>
          <table:table-cell table:style-name="Table3.F8" office:value-type="string">
            <text:p text:style-name="P12">*</text:p>
          </table:table-cell>
          <table:table-cell table:style-name="Table3.F8" office:value-type="string">
            <text:p text:style-name="P12">*</text:p>
          </table:table-cell>
          <table:table-cell table:style-name="Table3.G8" office:value-type="string">
            <text:p text:style-name="P12">OpenLCB</text:p>
          </table:table-cell>
          <table:table-cell table:style-name="Table3.H8" office:value-type="string">
            <text:p text:style-name="P10">XpressNet translation</text:p>
          </table:table-cell>
        </table:table-row>
        <table:table-row>
          <table:table-cell table:style-name="Table3.A8" office:value-type="string">
            <text:p text:style-name="P12">01</text:p>
          </table:table-cell>
          <table:table-cell table:style-name="Table3.B8" office:value-type="string">
            <text:p text:style-name="P12">81</text:p>
          </table:table-cell>
          <table:table-cell table:style-name="Table3.C8" office:value-type="string">
            <text:p text:style-name="P12">*</text:p>
          </table:table-cell>
          <table:table-cell table:style-name="Table3.D8" office:value-type="string">
            <text:p text:style-name="P12">*</text:p>
          </table:table-cell>
          <table:table-cell table:style-name="Table3.F8" office:value-type="string">
            <text:p text:style-name="P12">*</text:p>
          </table:table-cell>
          <table:table-cell table:style-name="Table3.F8" office:value-type="string">
            <text:p text:style-name="P12">*</text:p>
          </table:table-cell>
          <table:table-cell table:style-name="Table3.G8" office:value-type="string">
            <text:p text:style-name="P12">OpenLCB</text:p>
          </table:table-cell>
          <table:table-cell table:style-name="Table3.H8" office:value-type="string">
            <text:p text:style-name="P10">LocoNet translation</text:p>
          </table:table-cell>
        </table:table-row>
        <table:table-row>
          <table:table-cell table:style-name="Table3.A9" office:value-type="string">
            <text:p text:style-name="P12">01</text:p>
          </table:table-cell>
          <table:table-cell table:style-name="Table3.B9" office:value-type="string">
            <text:p text:style-name="P12">EE</text:p>
          </table:table-cell>
          <table:table-cell table:style-name="Table3.C9" office:value-type="string">
            <text:p text:style-name="P12">*</text:p>
          </table:table-cell>
          <table:table-cell table:style-name="Table3.D9" office:value-type="string">
            <text:p text:style-name="P12">*</text:p>
          </table:table-cell>
          <table:table-cell table:style-name="Table3.F9" office:value-type="string">
            <text:p text:style-name="P12">*</text:p>
          </table:table-cell>
          <table:table-cell table:style-name="Table3.F9" office:value-type="string">
            <text:p text:style-name="P12">*</text:p>
          </table:table-cell>
          <table:table-cell table:style-name="Table3.G9" office:value-type="string">
            <text:p text:style-name="P12">OpenLCB</text:p>
          </table:table-cell>
          <table:table-cell table:style-name="Table3.H9" office:value-type="string">
            <text:p text:style-name="P10">DCC Translation</text:p>
          </table:table-cell>
        </table:table-row>
      </table:table>
      <text:p text:style-name="Standard"/>
      <text:h text:style-name="Heading_20_2" text:outline-level="2">Manufacture<text:span text:style-name="T14">r</text:span> Specific</text:h>
      <text:p text:style-name="Standard">Manufacturers shall ensure uniqueness for identifiers they assign. <text:s/><text:span text:style-name="T17">Short (8-bit) NMRA DCC manufacture ID's are assigned out of this pool. <text:s/>Please see section </text:span><text:span text:style-name="T17"><text:bookmark-ref text:reference-format="chapter" text:ref-name="__RefHeading__4005_53554088">5.11</text:bookmark-ref></text:span><text:span text:style-name="T17"> for long (16-bit) NMRA DCC manufacture ID's. <text:s/>Some of the DCC manufacture ID's are called out specifically in the table below as an example and to draw attention to their existence, but they are assigned in accordance with their corresponding DCC manufacture ID. <text:s/>This pool may also be used for new, unique, non-DCC manufacture ID based assignments in the future.</text:span></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ext:soft-page-break/>
        <table:table-row>
          <table:table-cell table:style-name="Table7.A1" office:value-type="string">
            <text:p text:style-name="P26">Byte 1</text:p>
          </table:table-cell>
          <table:table-cell table:style-name="Table7.A1" office:value-type="string">
            <text:p text:style-name="P26">Byte 2</text:p>
          </table:table-cell>
          <table:table-cell table:style-name="Table7.A1" office:value-type="string">
            <text:p text:style-name="P26">Byte 3</text:p>
          </table:table-cell>
          <table:table-cell table:style-name="Table7.A1" office:value-type="string">
            <text:p text:style-name="P26">Byte 4</text:p>
          </table:table-cell>
          <table:table-cell table:style-name="Table7.A1" office:value-type="string">
            <text:p text:style-name="P26">Byte 5</text:p>
          </table:table-cell>
          <table:table-cell table:style-name="Table7.A1" office:value-type="string">
            <text:p text:style-name="P26">Byte 6</text:p>
          </table:table-cell>
          <table:table-cell table:style-name="Table7.A1" office:value-type="string">
            <text:p text:style-name="P26">Organization</text:p>
          </table:table-cell>
          <table:table-cell table:style-name="Table7.H1" office:value-type="string">
            <text:p text:style-name="P26">Comment</text:p>
          </table:table-cell>
        </table:table-row>
        <table:table-row>
          <table:table-cell table:style-name="Table7.C6" office:value-type="string">
            <text:p text:style-name="P12">02</text:p>
          </table:table-cell>
          <table:table-cell table:style-name="Table7.B6" office:value-type="string">
            <text:p text:style-name="P12">01</text:p>
          </table:table-cell>
          <table:table-cell table:style-name="Table7.C6" office:value-type="string">
            <text:p text:style-name="P12">DCC ID</text:p>
          </table:table-cell>
          <table:table-cell table:style-name="Table7.D4" table:number-columns-spanned="3" office:value-type="string">
            <text:p text:style-name="P12">Self-Assigned</text:p>
          </table:table-cell>
          <table:covered-table-cell/>
          <table:covered-table-cell/>
          <table:table-cell table:style-name="Table7.G6" office:value-type="string">
            <text:p text:style-name="P12">DCC Manufacturer</text:p>
          </table:table-cell>
          <table:table-cell table:style-name="Table7.H6" office:value-type="string">
            <text:p text:style-name="P10">Manufactures who have been assigned a <text:span text:style-name="T26">short </text:span>DCC Manufacturer ID code may, but are not required to, use this range. <text:s/>These IDs are defined within the NMRA standard “S-9.2.2 Appendix A, DCC Manufacture ID Codes”</text:p>
          </table:table-cell>
        </table:table-row>
        <table:table-row>
          <table:table-cell table:style-name="Table7.C6" office:value-type="string">
            <text:p text:style-name="P12">02</text:p>
          </table:table-cell>
          <table:table-cell table:style-name="Table7.B6" office:value-type="string">
            <text:p text:style-name="P12">01</text:p>
          </table:table-cell>
          <table:table-cell table:style-name="Table7.C6" office:value-type="string">
            <text:p text:style-name="P12">0D</text:p>
          </table:table-cell>
          <table:table-cell table:style-name="Table7.D4" table:number-columns-spanned="3" office:value-type="string">
            <text:p text:style-name="P12">Self-Assigned</text:p>
          </table:table-cell>
          <table:covered-table-cell/>
          <table:covered-table-cell/>
          <table:table-cell table:style-name="Table7.G6" office:value-type="string">
            <text:p text:style-name="P12"><text:span text:style-name="T17">DCC – </text:span>DIY</text:p>
          </table:table-cell>
          <table:table-cell table:style-name="Table7.H6" office:value-type="string">
            <text:p text:style-name="P10">Do-It-Yourself (shared unmanaged space, not recommended for individual use)</text:p>
          </table:table-cell>
        </table:table-row>
        <table:table-row>
          <table:table-cell table:style-name="Table7.C6" office:value-type="string">
            <text:p text:style-name="P12">02</text:p>
          </table:table-cell>
          <table:table-cell table:style-name="Table7.B6" office:value-type="string">
            <text:p text:style-name="P12">01</text:p>
          </table:table-cell>
          <table:table-cell table:style-name="Table7.C6" office:value-type="string">
            <text:p text:style-name="P12">12</text:p>
          </table:table-cell>
          <table:table-cell table:style-name="Table7.D4" table:number-columns-spanned="3" office:value-type="string">
            <text:p text:style-name="P12">Self-Assigned</text:p>
          </table:table-cell>
          <table:covered-table-cell/>
          <table:covered-table-cell/>
          <table:table-cell table:style-name="Table7.G6" office:value-type="string">
            <text:p text:style-name="P12"><text:span text:style-name="T17">DCC – </text:span>JMRI</text:p>
          </table:table-cell>
          <table:table-cell table:style-name="Table7.H6" office:value-type="string">
            <text:p text:style-name="P10">JMRI (for use in software solutions)</text:p>
          </table:table-cell>
        </table:table-row>
        <table:table-row>
          <table:table-cell table:style-name="Table7.C6" office:value-type="string">
            <text:p text:style-name="P12">02</text:p>
          </table:table-cell>
          <table:table-cell table:style-name="Table7.B6" office:value-type="string">
            <text:p text:style-name="P12">01</text:p>
          </table:table-cell>
          <table:table-cell table:style-name="Table7.C6" office:value-type="string">
            <text:p text:style-name="P12">A5</text:p>
          </table:table-cell>
          <table:table-cell table:style-name="Table7.D6" office:value-type="string">
            <text:p text:style-name="P12">*</text:p>
          </table:table-cell>
          <table:table-cell table:style-name="Table7.E5" table:number-columns-spanned="2" office:value-type="string">
            <text:p text:style-name="P12"><text:span text:style-name="T13">CBUS <text:s text:c="7"/></text:span>Node ID</text:p>
          </table:table-cell>
          <table:covered-table-cell/>
          <table:table-cell table:style-name="Table7.G6" office:value-type="string">
            <text:p text:style-name="P12"><text:span text:style-name="T17">DCC – </text:span>MERG</text:p>
          </table:table-cell>
          <table:table-cell table:style-name="Table7.H6" office:value-type="string">
            <text:p text:style-name="P10">MERG Node ID translation</text:p>
          </table:table-cell>
        </table:table-row>
        <table:table-row>
          <table:table-cell table:style-name="Table7.C6" office:value-type="string">
            <text:p text:style-name="P12">02</text:p>
          </table:table-cell>
          <table:table-cell table:style-name="Table7.B6" office:value-type="string">
            <text:p text:style-name="P12">01</text:p>
          </table:table-cell>
          <table:table-cell table:style-name="Table7.C6" office:value-type="string">
            <text:p text:style-name="P12">EE</text:p>
          </table:table-cell>
          <table:table-cell table:style-name="Table7.D6" office:value-type="string">
            <text:p text:style-name="P12">*</text:p>
          </table:table-cell>
          <table:table-cell table:style-name="Table7.F6" office:value-type="string">
            <text:p text:style-name="P12">*</text:p>
          </table:table-cell>
          <table:table-cell table:style-name="Table7.F6" office:value-type="string">
            <text:p text:style-name="P12">*</text:p>
          </table:table-cell>
          <table:table-cell table:style-name="Table7.G6" office:value-type="string">
            <text:p text:style-name="P12"><text:span text:style-name="T17">DCC – </text:span>NMRA</text:p>
          </table:table-cell>
          <table:table-cell table:style-name="Table7.H6" office:value-type="string">
            <text:p text:style-name="P10">NMRA Reserved (for extended manufacture ID numbers). <text:s/><text:span text:style-name="T21">Not available for use.</text:span></text:p>
          </table:table-cell>
        </table:table-row>
      </table:table>
      <text:p text:style-name="Standard"/>
      <text:h text:style-name="Heading_20_2" text:outline-level="2">Self-Assigning Groups</text:h>
      <text:p text:style-name="Standard">These Unique Identifiers are assigned in association with an outside organization<text:span text:style-name="T23">'</text:span>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26">Byte 1</text:p>
            </table:table-cell>
            <table:table-cell table:style-name="Table16.A1" office:value-type="string">
              <text:p text:style-name="P26">Byte 2</text:p>
            </table:table-cell>
            <table:table-cell table:style-name="Table16.A1" office:value-type="string">
              <text:p text:style-name="P26">Byte 3</text:p>
            </table:table-cell>
            <table:table-cell table:style-name="Table16.A1" office:value-type="string">
              <text:p text:style-name="P26">Byte 4</text:p>
            </table:table-cell>
            <table:table-cell table:style-name="Table16.A1" office:value-type="string">
              <text:p text:style-name="P26">Byte 5</text:p>
            </table:table-cell>
            <table:table-cell table:style-name="Table16.A1" office:value-type="string">
              <text:p text:style-name="P26">Byte 6</text:p>
            </table:table-cell>
            <table:table-cell table:style-name="Table16.A1" office:value-type="string">
              <text:p text:style-name="P26">Organization</text:p>
            </table:table-cell>
            <table:table-cell table:style-name="Table16.H1" office:value-type="string">
              <text:p text:style-name="P26">Comment</text:p>
            </table:table-cell>
          </table:table-row>
        </table:table-header-rows>
        <table:table-row table:style-name="Table16.1">
          <table:table-cell table:style-name="Table16.A4" office:value-type="string">
            <text:p text:style-name="P12">03</text:p>
          </table:table-cell>
          <table:table-cell table:style-name="Table16.B4" office:value-type="string">
            <text:p text:style-name="P12">00</text:p>
          </table:table-cell>
          <table:table-cell table:style-name="Table16.C3" table:number-columns-spanned="3" office:value-type="string">
            <text:p text:style-name="P12">Membership Number</text:p>
          </table:table-cell>
          <table:covered-table-cell/>
          <table:covered-table-cell/>
          <table:table-cell table:style-name="Table16.F3" office:value-type="string">
            <text:p text:style-name="P12">*</text:p>
          </table:table-cell>
          <table:table-cell table:style-name="Table16.G4" office:value-type="string">
            <text:p text:style-name="P12">NMRA</text:p>
          </table:table-cell>
          <table:table-cell table:style-name="Table16.H4" office:value-type="string">
            <text:p text:style-name="P10">NMRA members may, but are not required to, use their NMRA membership number to self-assign Unique Identifiers. <text:s/>The least significant byte is self-assigned.</text:p>
          </table:table-cell>
        </table:table-row>
        <table:table-row table:style-name="Table16.1">
          <table:table-cell table:style-name="Table16.A4" office:value-type="string">
            <text:p text:style-name="P12">03</text:p>
          </table:table-cell>
          <table:table-cell table:style-name="Table16.B4" office:value-type="string">
            <text:p text:style-name="P12">04</text:p>
          </table:table-cell>
          <table:table-cell table:style-name="Table16.C3" table:number-columns-spanned="3" office:value-type="string">
            <text:p text:style-name="P12">Membership Number</text:p>
          </table:table-cell>
          <table:covered-table-cell/>
          <table:covered-table-cell/>
          <table:table-cell table:style-name="Table16.F3" office:value-type="string">
            <text:p text:style-name="P12">*</text:p>
          </table:table-cell>
          <table:table-cell table:style-name="Table16.G4" office:value-type="string">
            <text:p text:style-name="P12">MERG</text:p>
          </table:table-cell>
          <table:table-cell table:style-name="Table16.H4" office:value-type="string">
            <text:p text:style-name="P10">MERG members may, but are not required to, use their MERG membership number to self-assign Unique Identifiers. <text:s/>The least significant byte is self-assigned.</text:p>
          </table:table-cell>
        </table:table-row>
        <table:table-row table:style-name="Table16.1">
          <table:table-cell table:style-name="Table16.A4" office:value-type="string">
            <text:p text:style-name="P12">03</text:p>
          </table:table-cell>
          <table:table-cell table:style-name="Table16.B4" office:value-type="string">
            <text:p text:style-name="P12">08</text:p>
          </table:table-cell>
          <table:table-cell table:style-name="Table16.C4" table:number-columns-spanned="2" office:value-type="string">
            <text:p text:style-name="P12"><text:span text:style-name="T13">CBUS <text:s text:c="7"/></text:span>Layout ID</text:p>
          </table:table-cell>
          <table:covered-table-cell/>
          <table:table-cell table:style-name="Table16.E4" table:number-columns-spanned="2" office:value-type="string">
            <text:p text:style-name="P12"><text:span text:style-name="T13">CBUS <text:s text:c="7"/></text:span>Node ID</text:p>
          </table:table-cell>
          <table:covered-table-cell/>
          <table:table-cell table:style-name="Table16.G4" office:value-type="string">
            <text:p text:style-name="P12">MERG</text:p>
          </table:table-cell>
          <table:table-cell table:style-name="Table16.H4" office:value-type="string">
            <text:p text:style-name="P10">CBUS – for mapping existing modules, using the Layout ID defined by CBUS</text:p>
          </table:table-cell>
        </table:table-row>
      </table:table>
      <text:p text:style-name="Standard"/>
      <text:h text:style-name="Heading_20_2" text:outline-level="2"><text:soft-page-break/>Assigned by Software at Runtime</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style-name="Table17.1">
          <table:table-cell table:style-name="Table17.A1" office:value-type="string">
            <text:p text:style-name="P26">Byte 1</text:p>
          </table:table-cell>
          <table:table-cell table:style-name="Table17.A1" office:value-type="string">
            <text:p text:style-name="P26">Byte 2</text:p>
          </table:table-cell>
          <table:table-cell table:style-name="Table17.A1" office:value-type="string">
            <text:p text:style-name="P26">Byte 3</text:p>
          </table:table-cell>
          <table:table-cell table:style-name="Table17.A1" office:value-type="string">
            <text:p text:style-name="P26">Byte 4</text:p>
          </table:table-cell>
          <table:table-cell table:style-name="Table17.A1" office:value-type="string">
            <text:p text:style-name="P26">Byte 5</text:p>
          </table:table-cell>
          <table:table-cell table:style-name="Table17.A1" office:value-type="string">
            <text:p text:style-name="P26">Byte 6</text:p>
          </table:table-cell>
          <table:table-cell table:style-name="Table17.A1" office:value-type="string">
            <text:p text:style-name="P26">Organization</text:p>
          </table:table-cell>
          <table:table-cell table:style-name="Table17.H1" office:value-type="string">
            <text:p text:style-name="P26">Comment</text:p>
          </table:table-cell>
        </table:table-row>
        <table:table-row table:style-name="Table17.1">
          <table:table-cell table:style-name="Table17.C3" office:value-type="string">
            <text:p text:style-name="P12">04</text:p>
          </table:table-cell>
          <table:table-cell table:style-name="Table17.B3" office:value-type="string">
            <text:p text:style-name="P12">00</text:p>
          </table:table-cell>
          <table:table-cell table:style-name="Table17.C3" office:value-type="string">
            <text:p text:style-name="P12">00</text:p>
          </table:table-cell>
          <table:table-cell table:style-name="Table17.D3" table:number-columns-spanned="3" office:value-type="string">
            <text:p text:style-name="P12">Sequentially Assigned Values</text:p>
          </table:table-cell>
          <table:covered-table-cell/>
          <table:covered-table-cell/>
          <table:table-cell table:style-name="Table17.G3" office:value-type="string">
            <text:p text:style-name="P12">OpenLCB</text:p>
          </table:table-cell>
          <table:table-cell table:style-name="Table17.H3" office:value-type="string">
            <text:p text:style-name="P10">Allocated through OpenLCB.org</text:p>
          </table:table-cell>
        </table:table-row>
        <table:table-row table:style-name="Table17.1">
          <table:table-cell table:style-name="Table17.C3" office:value-type="string">
            <text:p text:style-name="P12">04</text:p>
          </table:table-cell>
          <table:table-cell table:style-name="Table17.B3" office:value-type="string">
            <text:p text:style-name="P12">00</text:p>
          </table:table-cell>
          <table:table-cell table:style-name="Table17.C3" office:value-type="string">
            <text:p text:style-name="P12">*</text:p>
          </table:table-cell>
          <table:table-cell table:style-name="Table17.D3" table:number-columns-spanned="3" office:value-type="string">
            <text:p text:style-name="P12">Sequentially Assigned Values</text:p>
          </table:table-cell>
          <table:covered-table-cell/>
          <table:covered-table-cell/>
          <table:table-cell table:style-name="Table17.G3" office:value-type="string">
            <text:p text:style-name="P12">OpenLCB</text:p>
          </table:table-cell>
          <table:table-cell table:style-name="Table17.H3" office:value-type="string">
            <text:p text:style-name="P10">Reserved for OpenLCB.org future expansion</text:p>
          </table:table-cell>
        </table:table-row>
      </table:table>
      <text:p text:style-name="Standard"/>
      <text:h text:style-name="Heading_20_2" text:outline-level="2">Specifically Assigned by Request</text:h>
      <text:p text:style-name="Standard">These ranges are assigned by the OpenLCB <text:span text:style-name="T31">group</text:span>. <text:s/><text:span text:style-name="T6">The OpenLCB group regularly publishes the authoritative list of these assignments. The most up-to-date draft of these assignments are available on the OpenLCB Unique Identifiers website: </text:span><text:a xlink:type="simple" xlink:href="http://registry.openlcb.org/" text:style-name="Internet_20_link" text:visited-style-name="Visited_20_Internet_20_Link"><text:span text:style-name="T6">http://registry.openlcb.org</text:span></text:a>.</text:p>
      <table:table table:name="Table4" table:style-name="Table4">
        <table:table-column table:style-name="Table4.A"/>
        <table:table-column table:style-name="Table4.B"/>
        <table:table-column table:style-name="Table4.A"/>
        <table:table-column table:style-name="Table4.D"/>
        <table:table-column table:style-name="Table4.E" table:number-columns-repeated="2"/>
        <table:table-column table:style-name="Table4.G"/>
        <table:table-column table:style-name="Table4.H"/>
        <table:table-row table:style-name="Table4.1">
          <table:table-cell table:style-name="Table4.A1" office:value-type="string">
            <text:p text:style-name="P28">Byte 1</text:p>
          </table:table-cell>
          <table:table-cell table:style-name="Table4.A1" office:value-type="string">
            <text:p text:style-name="P28">Byte 2</text:p>
          </table:table-cell>
          <table:table-cell table:style-name="Table4.A1" office:value-type="string">
            <text:p text:style-name="P28">Byte 3</text:p>
          </table:table-cell>
          <table:table-cell table:style-name="Table4.A1" office:value-type="string">
            <text:p text:style-name="P28">Byte 4</text:p>
          </table:table-cell>
          <table:table-cell table:style-name="Table4.A1" office:value-type="string">
            <text:p text:style-name="P28">Byte 5</text:p>
          </table:table-cell>
          <table:table-cell table:style-name="Table4.A1" office:value-type="string">
            <text:p text:style-name="P28">Byte 6</text:p>
          </table:table-cell>
          <table:table-cell table:style-name="Table4.A1" office:value-type="string">
            <text:p text:style-name="P28">Organization</text:p>
          </table:table-cell>
          <table:table-cell table:style-name="Table4.H1" office:value-type="string">
            <text:p text:style-name="P28">Comment</text:p>
          </table:table-cell>
        </table:table-row>
        <table:table-row table:style-name="Table4.1">
          <table:table-cell table:style-name="Table4.A3" office:value-type="string">
            <text:p text:style-name="P15">0<text:span text:style-name="T30">5</text:span></text:p>
          </table:table-cell>
          <table:table-cell table:style-name="Table4.B3" office:value-type="string">
            <text:p text:style-name="P15">0<text:span text:style-name="T30">1</text:span></text:p>
          </table:table-cell>
          <table:table-cell table:style-name="Table4.C3" office:value-type="string">
            <text:p text:style-name="P15">*</text:p>
          </table:table-cell>
          <table:table-cell table:style-name="Table4.D2" office:value-type="string">
            <text:p text:style-name="P25">*</text:p>
          </table:table-cell>
          <table:table-cell table:style-name="Table4.F2" office:value-type="string">
            <text:p text:style-name="P15">*</text:p>
          </table:table-cell>
          <table:table-cell table:style-name="Table4.F2" office:value-type="string">
            <text:p text:style-name="P15">*</text:p>
          </table:table-cell>
          <table:table-cell table:style-name="Table4.G2" office:value-type="string">
            <text:p text:style-name="P15">OpenLCB</text:p>
          </table:table-cell>
          <table:table-cell table:style-name="Table4.H3" office:value-type="string">
            <text:p text:style-name="P24">8-bit assigned ranges. <text:s/>The least significant byte is sequentially assigned.</text:p>
          </table:table-cell>
        </table:table-row>
        <table:table-row table:style-name="Table4.1">
          <table:table-cell table:style-name="Table4.A3" office:value-type="string">
            <text:p text:style-name="P25">05</text:p>
          </table:table-cell>
          <table:table-cell table:style-name="Table4.B3" office:value-type="string">
            <text:p text:style-name="P25">02</text:p>
          </table:table-cell>
          <table:table-cell table:style-name="Table4.C3" office:value-type="string">
            <text:p text:style-name="P15">*</text:p>
          </table:table-cell>
          <table:table-cell table:style-name="Table4.D3" office:value-type="string">
            <text:p text:style-name="P15">*</text:p>
          </table:table-cell>
          <table:table-cell table:style-name="Table4.E3" table:number-columns-spanned="2" office:value-type="string">
            <text:p text:style-name="P15">Sequentially Assigned Values</text:p>
          </table:table-cell>
          <table:covered-table-cell/>
          <table:table-cell table:style-name="Table4.G3" office:value-type="string">
            <text:p text:style-name="P25">OpenLCB</text:p>
          </table:table-cell>
          <table:table-cell table:style-name="Table4.H3" office:value-type="string">
            <text:p text:style-name="P24">8-bit assigned ranges. <text:s/>The least significant two bytes are sequentially assigned.</text:p>
          </table:table-cell>
        </table:table-row>
        <table:table-row table:style-name="Table4.1">
          <table:table-cell table:style-name="Table4.A4" office:value-type="string">
            <text:p text:style-name="P15">0<text:span text:style-name="T30">5</text:span></text:p>
          </table:table-cell>
          <table:table-cell table:style-name="Table4.B4" office:value-type="string">
            <text:p text:style-name="P15">0<text:span text:style-name="T30">3</text:span></text:p>
          </table:table-cell>
          <table:table-cell table:style-name="Table4.C4" office:value-type="string">
            <text:p text:style-name="P15">*</text:p>
          </table:table-cell>
          <table:table-cell table:style-name="Table4.D4" table:number-columns-spanned="3" office:value-type="string">
            <text:p text:style-name="P15">Sequentially Assigned Values</text:p>
          </table:table-cell>
          <table:covered-table-cell/>
          <table:covered-table-cell/>
          <table:table-cell table:style-name="Table4.G4" office:value-type="string">
            <text:p text:style-name="P15">OpenLCB</text:p>
          </table:table-cell>
          <table:table-cell table:style-name="Table4.H4" office:value-type="string">
            <text:p text:style-name="P24">8-bit assigned ranges. <text:s/>The least significant three bytes are sequentially assigned.</text:p>
          </table:table-cell>
        </table:table-row>
      </table:table>
      <text:p text:style-name="P40"/>
      <text:h text:style-name="P45" text:outline-level="2">Locomotive Control Systems</text:h>
      <text:p text:style-name="Standard">This Unique <text:span text:style-name="T27">I</text:span>dentifier range (starting with a most significant byte value of 0x06) was originally allocated for locomotive control systems. <text:s/>These allocations are <text:span text:style-name="T10">no longer valid</text:span>, because locomotive control is being implemented differently than originally conceived. <text:s/><text:span text:style-name="T27">These allocations are known to have never been used other than for experimental purposes. <text:s/></text:span>For historical reasons, the values are displayed here. <text:s/><text:soft-page-break/><text:span text:style-name="T10">Do not use</text:span> these Unique Identifiers for any reason, as their use has been <text:span text:style-name="T10">deprecated</text:span>, and they may be re-designated for another purpose in the future.</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able:table-row>
            <table:table-cell table:style-name="Table19.A1" office:value-type="string">
              <text:p text:style-name="P26">Byte 1</text:p>
            </table:table-cell>
            <table:table-cell table:style-name="Table19.A1" office:value-type="string">
              <text:p text:style-name="P26">Byte 2</text:p>
            </table:table-cell>
            <table:table-cell table:style-name="Table19.A1" office:value-type="string">
              <text:p text:style-name="P26">Byte 3</text:p>
            </table:table-cell>
            <table:table-cell table:style-name="Table19.A1" office:value-type="string">
              <text:p text:style-name="P26">Byte 4</text:p>
            </table:table-cell>
            <table:table-cell table:style-name="Table19.A1" office:value-type="string">
              <text:p text:style-name="P26">Byte 5</text:p>
            </table:table-cell>
            <table:table-cell table:style-name="Table19.A1" office:value-type="string">
              <text:p text:style-name="P26">Byte 6</text:p>
            </table:table-cell>
            <table:table-cell table:style-name="Table19.A1" office:value-type="string">
              <text:p text:style-name="P26">Organization</text:p>
            </table:table-cell>
            <table:table-cell table:style-name="Table19.H1" office:value-type="string">
              <text:p text:style-name="P26">Comment</text:p>
            </table:table-cell>
          </table:table-row>
        </table:table-header-rows>
        <table:table-row table:style-name="Table19.2">
          <table:table-cell table:style-name="Table19.A5" office:value-type="string">
            <text:p text:style-name="P12">06</text:p>
          </table:table-cell>
          <table:table-cell table:style-name="Table19.B5" office:value-type="string">
            <text:p text:style-name="P12">00</text:p>
          </table:table-cell>
          <table:table-cell table:style-name="Table19.C5" office:value-type="string">
            <text:p text:style-name="P12">*</text:p>
          </table:table-cell>
          <table:table-cell table:style-name="Table19.D5" office:value-type="string">
            <text:p text:style-name="P12">*</text:p>
          </table:table-cell>
          <table:table-cell table:style-name="Table19.F5" office:value-type="string">
            <text:p text:style-name="P12">*</text:p>
          </table:table-cell>
          <table:table-cell table:style-name="Table19.F5" office:value-type="string">
            <text:p text:style-name="P12">*</text:p>
          </table:table-cell>
          <table:table-cell table:style-name="Table19.G5" office:value-type="string">
            <text:p text:style-name="P12">OpenLCB</text:p>
          </table:table-cell>
          <table:table-cell table:style-name="Table19.H5" office:value-type="string">
            <text:p text:style-name="Standard">DC system, <text:span text:style-name="T27">do not use.</text:span></text:p>
          </table:table-cell>
        </table:table-row>
        <table:table-row>
          <table:table-cell table:style-name="Table19.A5" office:value-type="string">
            <text:p text:style-name="P12">06</text:p>
          </table:table-cell>
          <table:table-cell table:style-name="Table19.B5" office:value-type="string">
            <text:p text:style-name="P12">01</text:p>
          </table:table-cell>
          <table:table-cell table:style-name="Table19.C5" office:value-type="string">
            <text:p text:style-name="P12">*</text:p>
          </table:table-cell>
          <table:table-cell table:style-name="Table19.D5" office:value-type="string">
            <text:p text:style-name="P12">*</text:p>
          </table:table-cell>
          <table:table-cell table:style-name="Table19.F5" office:value-type="string">
            <text:p text:style-name="P12">*</text:p>
          </table:table-cell>
          <table:table-cell table:style-name="Table19.F5" office:value-type="string">
            <text:p text:style-name="P12">*</text:p>
          </table:table-cell>
          <table:table-cell table:style-name="Table19.G5" office:value-type="string">
            <text:p text:style-name="P12">OpenLCB</text:p>
          </table:table-cell>
          <table:table-cell table:style-name="Table19.H3" office:value-type="string">
            <text:p text:style-name="P10">DCC operated, <text:span text:style-name="T27">do not use.</text:span></text:p>
          </table:table-cell>
        </table:table-row>
        <table:table-row>
          <table:table-cell table:style-name="Table19.A5" office:value-type="string">
            <text:p text:style-name="P12">06</text:p>
          </table:table-cell>
          <table:table-cell table:style-name="Table19.B5" office:value-type="string">
            <text:p text:style-name="P12">02</text:p>
          </table:table-cell>
          <table:table-cell table:style-name="Table19.C5" office:value-type="string">
            <text:p text:style-name="P12">*</text:p>
          </table:table-cell>
          <table:table-cell table:style-name="Table19.D5" office:value-type="string">
            <text:p text:style-name="P12">*</text:p>
          </table:table-cell>
          <table:table-cell table:style-name="Table19.F5" office:value-type="string">
            <text:p text:style-name="P12">*</text:p>
          </table:table-cell>
          <table:table-cell table:style-name="Table19.F5" office:value-type="string">
            <text:p text:style-name="P12">*</text:p>
          </table:table-cell>
          <table:table-cell table:style-name="Table19.G5" office:value-type="string">
            <text:p text:style-name="P12">OpenLCB</text:p>
          </table:table-cell>
          <table:table-cell table:style-name="Table19.H5" office:value-type="string">
            <text:p text:style-name="P10">TMCC operated, <text:span text:style-name="T27">do not use.</text:span></text:p>
          </table:table-cell>
        </table:table-row>
        <table:table-row>
          <table:table-cell table:style-name="Table19.A5" office:value-type="string">
            <text:p text:style-name="P12">06</text:p>
          </table:table-cell>
          <table:table-cell table:style-name="Table19.B5" office:value-type="string">
            <text:p text:style-name="P12">03</text:p>
          </table:table-cell>
          <table:table-cell table:style-name="Table19.C5" office:value-type="string">
            <text:p text:style-name="P12">*</text:p>
          </table:table-cell>
          <table:table-cell table:style-name="Table19.D5" office:value-type="string">
            <text:p text:style-name="P12">*</text:p>
          </table:table-cell>
          <table:table-cell table:style-name="Table19.F5" office:value-type="string">
            <text:p text:style-name="P12">*</text:p>
          </table:table-cell>
          <table:table-cell table:style-name="Table19.F5" office:value-type="string">
            <text:p text:style-name="P12">*</text:p>
          </table:table-cell>
          <table:table-cell table:style-name="Table19.G5" office:value-type="string">
            <text:p text:style-name="P12">OpenLCB</text:p>
          </table:table-cell>
          <table:table-cell table:style-name="Table19.H5" office:value-type="string">
            <text:p text:style-name="P10">Marklin/Motorola system, <text:span text:style-name="T27">do not use.</text:span></text:p>
          </table:table-cell>
        </table:table-row>
        <table:table-row>
          <table:table-cell table:style-name="Table19.A6" office:value-type="string">
            <text:p text:style-name="P12">06</text:p>
          </table:table-cell>
          <table:table-cell table:style-name="Table19.B6" office:value-type="string">
            <text:p text:style-name="P12">04</text:p>
          </table:table-cell>
          <table:table-cell table:style-name="Table19.C6" office:value-type="string">
            <text:p text:style-name="P12">*</text:p>
          </table:table-cell>
          <table:table-cell table:style-name="Table19.D6" office:value-type="string">
            <text:p text:style-name="P12">*</text:p>
          </table:table-cell>
          <table:table-cell table:style-name="Table19.F6" office:value-type="string">
            <text:p text:style-name="P12">*</text:p>
          </table:table-cell>
          <table:table-cell table:style-name="Table19.F6" office:value-type="string">
            <text:p text:style-name="P12">*</text:p>
          </table:table-cell>
          <table:table-cell table:style-name="Table19.G6" office:value-type="string">
            <text:p text:style-name="P12">OpenLCB</text:p>
          </table:table-cell>
          <table:table-cell table:style-name="Table19.H6" office:value-type="string">
            <text:p text:style-name="P10">MTH DCS, <text:span text:style-name="T27">do not use.</text:span></text:p>
          </table:table-cell>
        </table:table-row>
      </table:table>
      <text:p text:style-name="Standard"/>
      <text:h text:style-name="Heading_20_2" text:outline-level="2">RFID and NFC</text:h>
      <text:p text:style-name="Standard">The RFID Unique Identifiers space is reserved for further standardization in the future. <text:s/>Do not use this space before contacting the OpenLCB organization first.</text:p>
      <text:h text:style-name="Heading_20_2" text:outline-level="2">Temporary Assigned by Software at Runtime</text:h>
      <text:p text:style-name="P31">This range has been reserved for specialized software and network services specifically designed to lease a Unique Identifier to nodes upon request. Nodes that come without a Unique Identifier (such as computer programs) may contact an instance of such leasing service to obtain a Unique Identifier. Nodes may use any method outside the OpenLCB network to locate and communicate with a leasing service (for example an Internet connection or a local TCP/IP network). The leases shall be limited in time, and a node shall not use an identifier after the lease time expires. The node may communicate with the leasing service to periodically extend the lease.</text:p>
      <text:p text:style-name="P31">Each such service shall operate from a range assigned to the specific instance, and is responsible for ensuring uniqueness among its clients. The owner or maintainer of an OpenLCB Installation is responsible for ensuring that all the leasing services that all the nodes participating in the installation are using, have disjoint ranges. In particular, if the Installation operates one or more leasing services, they must be assigned disjoint ranges to hand out identifiers from. Globally available leasing services (such as over the Internet) shall have a unique range assigned to them.</text:p>
      <text:p text:style-name="P37"><text:span text:style-name="T10">Because Unique Event Identifiers assigned out of this range could be captured and disseminated into use by nodes that could become unaware of </text:span><text:span text:style-name="T11">a</text:span><text:span text:style-name="T10"> lease expiration </text:span><text:span text:style-name="T11">and reassignment</text:span><text:span text:style-name="T10">, Unique Event Identifiers shall not be assigned out of this range</text:span>.</text:p>
      <text:p text:style-name="P31"><text:soft-page-break/>It is possible that a future OpenLCB protocol may, or may not, define a mechanism to <text:span text:style-name="T20">negotiate</text:span> a Unique Identifier lease over an OpenLCB network. <text:s/><text:span text:style-name="T25">It is important to note that no such protocol is prescribed by this standard.</text:span></text:p>
      <table:table table:name="Table6" table:style-name="Table6">
        <table:table-column table:style-name="Table6.A"/>
        <table:table-column table:style-name="Table6.B"/>
        <table:table-column table:style-name="Table6.C"/>
        <table:table-column table:style-name="Table6.A"/>
        <table:table-column table:style-name="Table6.E" table:number-columns-repeated="3"/>
        <table:table-column table:style-name="Table6.H"/>
        <table:table-column table:style-name="Table6.I"/>
        <table:table-header-rows>
          <table:table-row>
            <table:table-cell table:style-name="Table6.A1" office:value-type="string">
              <text:p text:style-name="P26">Byte 1</text:p>
            </table:table-cell>
            <table:table-cell table:style-name="Table6.A1" table:number-columns-spanned="2" office:value-type="string">
              <text:p text:style-name="P26">Byte 2</text:p>
            </table:table-cell>
            <table:covered-table-cell/>
            <table:table-cell table:style-name="Table6.A1" office:value-type="string">
              <text:p text:style-name="P26">Byte 3</text:p>
            </table:table-cell>
            <table:table-cell table:style-name="Table6.A1" office:value-type="string">
              <text:p text:style-name="P26">Byte 4</text:p>
            </table:table-cell>
            <table:table-cell table:style-name="Table6.A1" office:value-type="string">
              <text:p text:style-name="P26">Byte 5</text:p>
            </table:table-cell>
            <table:table-cell table:style-name="Table6.A1" office:value-type="string">
              <text:p text:style-name="P26">Byte 6</text:p>
            </table:table-cell>
            <table:table-cell table:style-name="Table6.A1" office:value-type="string">
              <text:p text:style-name="P26">Organization</text:p>
            </table:table-cell>
            <table:table-cell table:style-name="Table6.I1" office:value-type="string">
              <text:p text:style-name="P26">Comment</text:p>
            </table:table-cell>
          </table:table-row>
        </table:table-header-rows>
        <table:table-row>
          <table:table-cell table:style-name="Table6.A3" office:value-type="string">
            <text:p text:style-name="P12">08</text:p>
          </table:table-cell>
          <table:table-cell table:style-name="Table6.B3" table:number-columns-spanned="2" office:value-type="string">
            <text:p text:style-name="P12">00</text:p>
          </table:table-cell>
          <table:covered-table-cell/>
          <table:table-cell table:style-name="Table6.D3" office:value-type="string">
            <text:p text:style-name="P19">00</text:p>
          </table:table-cell>
          <table:table-cell table:style-name="Table6.E2" table:number-columns-spanned="3" office:value-type="string">
            <text:p text:style-name="P14">Self-Assigned</text:p>
          </table:table-cell>
          <table:covered-table-cell/>
          <table:covered-table-cell/>
          <table:table-cell table:style-name="Table6.H2" office:value-type="string">
            <text:p text:style-name="P12">OpenLCB</text:p>
          </table:table-cell>
          <table:table-cell table:style-name="Table6.I3" office:value-type="string">
            <text:p text:style-name="P10">Allocated through OpenLCB.org.</text:p>
          </table:table-cell>
        </table:table-row>
        <table:table-row>
          <table:table-cell table:style-name="Table6.A3" office:value-type="string">
            <text:p text:style-name="P20">08</text:p>
          </table:table-cell>
          <table:table-cell table:style-name="Table6.B3" table:number-columns-spanned="2" office:value-type="string">
            <text:p text:style-name="P20">00</text:p>
          </table:table-cell>
          <table:covered-table-cell/>
          <table:table-cell table:style-name="Table6.D3" office:value-type="string">
            <text:p text:style-name="P20">*</text:p>
          </table:table-cell>
          <table:table-cell table:style-name="Table6.E3" table:number-columns-spanned="3" office:value-type="string">
            <text:p text:style-name="P20">Self-Assigned</text:p>
          </table:table-cell>
          <table:covered-table-cell/>
          <table:covered-table-cell/>
          <table:table-cell table:style-name="Table6.H3" office:value-type="string">
            <text:p text:style-name="P23">OpenLCB</text:p>
          </table:table-cell>
          <table:table-cell table:style-name="Table6.I3" office:value-type="string">
            <text:p text:style-name="P21">Reserved for future OpenLCB.org allocations.</text:p>
          </table:table-cell>
        </table:table-row>
        <table:table-row>
          <table:table-cell table:style-name="Table6.A4" office:value-type="string">
            <text:p text:style-name="P12">08</text:p>
          </table:table-cell>
          <table:table-cell table:style-name="Table6.B4" office:value-type="string">
            <text:p text:style-name="P22">01</text:p>
          </table:table-cell>
          <table:table-cell table:style-name="Table6.C4" table:number-columns-spanned="3" office:value-type="string">
            <text:p text:style-name="P23">Long<text:line-break/>DCC ID</text:p>
          </table:table-cell>
          <table:covered-table-cell/>
          <table:covered-table-cell/>
          <table:table-cell table:style-name="Table6.F4" table:number-columns-spanned="2" office:value-type="string">
            <text:p text:style-name="P14">Self-Assigned</text:p>
          </table:table-cell>
          <table:covered-table-cell/>
          <table:table-cell table:style-name="Table6.H4" office:value-type="string">
            <text:p text:style-name="P12">DCC Manufacturer</text:p>
          </table:table-cell>
          <table:table-cell table:style-name="Table6.I4" office:value-type="string">
            <text:p text:style-name="P10">Manufactures who have been assigned a DCC Manufacturer ID code may, but are not required to, use this range. <text:s/>These IDs are defined within the the NMRA standard “S-9.2.2 Appendix A, DCC Manufacture ID Codes”.</text:p>
          </table:table-cell>
        </table:table-row>
        <table:table-row>
          <table:table-cell table:style-name="Table6.A5" office:value-type="string">
            <text:p text:style-name="P33">08</text:p>
          </table:table-cell>
          <table:table-cell table:style-name="Table6.B5" table:number-columns-spanned="2" office:value-type="string">
            <text:p text:style-name="P39">01</text:p>
          </table:table-cell>
          <table:covered-table-cell/>
          <table:table-cell table:style-name="Table6.D5" office:value-type="string">
            <text:p text:style-name="P38">00</text:p>
          </table:table-cell>
          <table:table-cell table:style-name="Table6.E5" office:value-type="string">
            <text:p text:style-name="P38">0D</text:p>
          </table:table-cell>
          <table:table-cell table:style-name="Table6.F5" table:number-columns-spanned="2" office:value-type="string">
            <text:p text:style-name="P34">Self-Assigned</text:p>
          </table:table-cell>
          <table:covered-table-cell/>
          <table:table-cell table:style-name="Table6.H5" office:value-type="string">
            <text:p text:style-name="P41">DCC - DIY</text:p>
          </table:table-cell>
          <table:table-cell table:style-name="Table6.I5" office:value-type="string">
            <text:p text:style-name="P32">Do-It-Yourself (shared unmanaged space). <text:s/>Use with Caution.</text:p>
          </table:table-cell>
        </table:table-row>
      </table:table>
      <text:p text:style-name="Standard"/>
      <text:h text:style-name="P46" text:outline-level="2"><text:bookmark-start text:name="__RefHeading__4005_53554088"/><text:span text:style-name="T18">Long (16-bit) NMRA DCC </text:span>Manufacture<text:span text:style-name="T14">r</text:span> Specific<text:bookmark-end text:name="__RefHeading__4005_53554088"/></text:h>
      <text:p text:style-name="P36">Manufacturers shall ensure uniqueness for identifiers they assign. <text:s/><text:span text:style-name="T18">Long (8-bit) NMRA DCC manufacture ID's are assigned out of this pool. <text:s/>Some of the DCC manufacture ID's are called out specifically in the table below as an example and to draw attention to their existence, but they are assigned in accordance with their corresponding DCC manufacture ID.</text:span></text:p>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7">Byte 1</text:p>
          </table:table-cell>
          <table:table-cell table:style-name="Table2.A1" office:value-type="string">
            <text:p text:style-name="P27">Byte 2</text:p>
          </table:table-cell>
          <table:table-cell table:style-name="Table2.A1" office:value-type="string">
            <text:p text:style-name="P27">Byte 3</text:p>
          </table:table-cell>
          <table:table-cell table:style-name="Table2.A1" office:value-type="string">
            <text:p text:style-name="P27">Byte 4</text:p>
          </table:table-cell>
          <table:table-cell table:style-name="Table2.A1" office:value-type="string">
            <text:p text:style-name="P27">Byte 5</text:p>
          </table:table-cell>
          <table:table-cell table:style-name="Table2.A1" office:value-type="string">
            <text:p text:style-name="P27">Byte 6</text:p>
          </table:table-cell>
          <table:table-cell table:style-name="Table2.A1" office:value-type="string">
            <text:p text:style-name="P27">Organization</text:p>
          </table:table-cell>
          <table:table-cell table:style-name="Table2.H1" office:value-type="string">
            <text:p text:style-name="P27">Comment</text:p>
          </table:table-cell>
        </table:table-row>
        <table:table-row>
          <table:table-cell table:style-name="Table2.C6" office:value-type="string">
            <text:p text:style-name="P13">0<text:span text:style-name="T29">9</text:span></text:p>
          </table:table-cell>
          <table:table-cell table:style-name="Table2.B2" table:number-columns-spanned="2" office:value-type="string">
            <text:p text:style-name="P18">Long</text:p>
            <text:p text:style-name="P13">DCC ID</text:p>
          </table:table-cell>
          <table:covered-table-cell/>
          <table:table-cell table:style-name="Table2.D2" table:number-columns-spanned="3" office:value-type="string">
            <text:p text:style-name="P13">Self-Assigned</text:p>
          </table:table-cell>
          <table:covered-table-cell/>
          <table:covered-table-cell/>
          <table:table-cell table:style-name="Table2.G6" office:value-type="string">
            <text:p text:style-name="P13">DCC Manufacturer</text:p>
          </table:table-cell>
          <table:table-cell table:style-name="Table2.H6" office:value-type="string">
            <text:p text:style-name="P11">Manufactures who have been assigned a DCC Manufacturer ID code may, but are not required to, use this range. <text:s/>These IDs are defined within the NMRA standard “S-9.2.2 Appendix A, DCC Manufacture ID Codes”</text:p>
          </table:table-cell>
        </table:table-row>
        <table:table-row>
          <table:table-cell table:style-name="Table2.C6" office:value-type="string">
            <text:p text:style-name="P13">0<text:span text:style-name="T29">9</text:span></text:p>
          </table:table-cell>
          <table:table-cell table:style-name="Table2.B6" office:value-type="string">
            <text:p text:style-name="P13">0<text:span text:style-name="T19">0</text:span></text:p>
          </table:table-cell>
          <table:table-cell table:style-name="Table2.C6" office:value-type="string">
            <text:p text:style-name="P13">0D</text:p>
          </table:table-cell>
          <table:table-cell table:style-name="Table2.D4" table:number-columns-spanned="3" office:value-type="string">
            <text:p text:style-name="P13">Self-Assigned</text:p>
          </table:table-cell>
          <table:covered-table-cell/>
          <table:covered-table-cell/>
          <table:table-cell table:style-name="Table2.G6" office:value-type="string">
            <text:p text:style-name="P13"><text:span text:style-name="T17">DCC – </text:span>DIY</text:p>
          </table:table-cell>
          <table:table-cell table:style-name="Table2.H6" office:value-type="string">
            <text:p text:style-name="P11">Do-It-Yourself (shared unmanaged space, not recommended for individual use)</text:p>
          </table:table-cell>
        </table:table-row>
        <table:table-row>
          <table:table-cell table:style-name="Table2.C6" office:value-type="string">
            <text:p text:style-name="P13">0<text:span text:style-name="T29">9</text:span></text:p>
          </table:table-cell>
          <table:table-cell table:style-name="Table2.B6" office:value-type="string">
            <text:p text:style-name="P13">0<text:span text:style-name="T19">0</text:span></text:p>
          </table:table-cell>
          <table:table-cell table:style-name="Table2.C6" office:value-type="string">
            <text:p text:style-name="P13">12</text:p>
          </table:table-cell>
          <table:table-cell table:style-name="Table2.D4" table:number-columns-spanned="3" office:value-type="string">
            <text:p text:style-name="P13">Self-Assigned</text:p>
          </table:table-cell>
          <table:covered-table-cell/>
          <table:covered-table-cell/>
          <table:table-cell table:style-name="Table2.G6" office:value-type="string">
            <text:p text:style-name="P13"><text:span text:style-name="T17">DCC – </text:span>JMRI</text:p>
          </table:table-cell>
          <table:table-cell table:style-name="Table2.H6" office:value-type="string">
            <text:p text:style-name="P11">JMRI (for use in software solutions)</text:p>
          </table:table-cell>
        </table:table-row>
        <table:table-row>
          <table:table-cell table:style-name="Table2.C6" office:value-type="string">
            <text:p text:style-name="P13">0<text:span text:style-name="T29">9</text:span></text:p>
          </table:table-cell>
          <table:table-cell table:style-name="Table2.B6" office:value-type="string">
            <text:p text:style-name="P13">0<text:span text:style-name="T19">0</text:span></text:p>
          </table:table-cell>
          <table:table-cell table:style-name="Table2.C6" office:value-type="string">
            <text:p text:style-name="P13">A5</text:p>
          </table:table-cell>
          <table:table-cell table:style-name="Table2.D6" office:value-type="string">
            <text:p text:style-name="P13">*</text:p>
          </table:table-cell>
          <table:table-cell table:style-name="Table2.E5" table:number-columns-spanned="2" office:value-type="string">
            <text:p text:style-name="P13"><text:span text:style-name="T13">CBUS <text:s text:c="7"/></text:span>Node ID</text:p>
          </table:table-cell>
          <table:covered-table-cell/>
          <table:table-cell table:style-name="Table2.G6" office:value-type="string">
            <text:p text:style-name="P13"><text:span text:style-name="T17">DCC – </text:span>MERG</text:p>
          </table:table-cell>
          <table:table-cell table:style-name="Table2.H6" office:value-type="string">
            <text:p text:style-name="P11">MERG Node ID translation</text:p>
          </table:table-cell>
        </table:table-row>
        <table:table-row>
          <table:table-cell table:style-name="Table2.C6" office:value-type="string">
            <text:p text:style-name="P13">0<text:span text:style-name="T29">9</text:span></text:p>
          </table:table-cell>
          <table:table-cell table:style-name="Table2.B6" office:value-type="string">
            <text:p text:style-name="P13">0<text:span text:style-name="T19">0</text:span></text:p>
          </table:table-cell>
          <table:table-cell table:style-name="Table2.C6" office:value-type="string">
            <text:p text:style-name="P13">EE</text:p>
          </table:table-cell>
          <table:table-cell table:style-name="Table2.D6" office:value-type="string">
            <text:p text:style-name="P13">*</text:p>
          </table:table-cell>
          <table:table-cell table:style-name="Table2.F6" office:value-type="string">
            <text:p text:style-name="P13">*</text:p>
          </table:table-cell>
          <table:table-cell table:style-name="Table2.F6" office:value-type="string">
            <text:p text:style-name="P13">*</text:p>
          </table:table-cell>
          <table:table-cell table:style-name="Table2.G6" office:value-type="string">
            <text:p text:style-name="P13"><text:span text:style-name="T17">DCC – </text:span>NMRA</text:p>
          </table:table-cell>
          <table:table-cell table:style-name="Table2.H6" office:value-type="string">
            <text:p text:style-name="P11">NMRA Reserved (for extended manufacture ID numbers). <text:s/><text:span text:style-name="T24">Not available for use.</text:span></text:p>
          </table:table-cell>
        </table:table-row>
      </table:table>
      <text:p text:style-name="P36"/>
      <text:h text:style-name="Heading_20_2" text:outline-level="2"><text:soft-page-break/>Reserved Unique Identifiers</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26">Byte 1</text:p>
            </table:table-cell>
            <table:table-cell table:style-name="Table9.A1" office:value-type="string">
              <text:p text:style-name="P26">Byte 2</text:p>
            </table:table-cell>
            <table:table-cell table:style-name="Table9.A1" office:value-type="string">
              <text:p text:style-name="P26">Byte 3</text:p>
            </table:table-cell>
            <table:table-cell table:style-name="Table9.A1" office:value-type="string">
              <text:p text:style-name="P26">Byte 4</text:p>
            </table:table-cell>
            <table:table-cell table:style-name="Table9.A1" office:value-type="string">
              <text:p text:style-name="P26">Byte 5</text:p>
            </table:table-cell>
            <table:table-cell table:style-name="Table9.A1" office:value-type="string">
              <text:p text:style-name="P26">Byte 6</text:p>
            </table:table-cell>
            <table:table-cell table:style-name="Table9.A1" office:value-type="string">
              <text:p text:style-name="P26">Organization</text:p>
            </table:table-cell>
            <table:table-cell table:style-name="Table9.H1" office:value-type="string">
              <text:p text:style-name="P26">Comment</text:p>
            </table:table-cell>
          </table:table-row>
        </table:table-header-rows>
        <table:table-row>
          <table:table-cell table:style-name="Table9.C3" office:value-type="string">
            <text:p text:style-name="P12">00</text:p>
          </table:table-cell>
          <table:table-cell table:style-name="Table9.B3" office:value-type="string">
            <text:p text:style-name="P12">*</text:p>
          </table:table-cell>
          <table:table-cell table:style-name="Table9.C3" office:value-type="string">
            <text:p text:style-name="P12">*</text:p>
          </table:table-cell>
          <table:table-cell table:style-name="Table9.D3" office:value-type="string">
            <text:p text:style-name="P12">*</text:p>
          </table:table-cell>
          <table:table-cell table:style-name="Table9.F3" office:value-type="string">
            <text:p text:style-name="P12">*</text:p>
          </table:table-cell>
          <table:table-cell table:style-name="Table9.F3" office:value-type="string">
            <text:p text:style-name="P12">*</text:p>
          </table:table-cell>
          <table:table-cell table:style-name="Table9.G3" office:value-type="string">
            <text:p text:style-name="P12">OpenLCB</text:p>
          </table:table-cell>
          <table:table-cell table:style-name="Table9.H3" office:value-type="string">
            <text:p text:style-name="P10">Shall not be used at any point.</text:p>
          </table:table-cell>
        </table:table-row>
        <table:table-row>
          <table:table-cell table:style-name="Table9.C3" office:value-type="string">
            <text:p text:style-name="P12">FF</text:p>
          </table:table-cell>
          <table:table-cell table:style-name="Table9.B3" office:value-type="string">
            <text:p text:style-name="P12">*</text:p>
          </table:table-cell>
          <table:table-cell table:style-name="Table9.C3" office:value-type="string">
            <text:p text:style-name="P12">*</text:p>
          </table:table-cell>
          <table:table-cell table:style-name="Table9.D3" office:value-type="string">
            <text:p text:style-name="P12">*</text:p>
          </table:table-cell>
          <table:table-cell table:style-name="Table9.F3" office:value-type="string">
            <text:p text:style-name="P12">*</text:p>
          </table:table-cell>
          <table:table-cell table:style-name="Table9.F3" office:value-type="string">
            <text:p text:style-name="P12">*</text:p>
          </table:table-cell>
          <table:table-cell table:style-name="Table9.G3" office:value-type="string">
            <text:p text:style-name="P12">OpenLCB</text:p>
          </table:table-cell>
          <table:table-cell table:style-name="Table9.H3" office:value-type="string">
            <text:p text:style-name="P10">Shall not be used at any point.</text:p>
          </table:table-cell>
        </table:table-row>
      </table:table>
      <text:p text:style-name="Standard"/>
      <text:p text:style-name="P35"/>
      <text:p text:style-name="P5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text:s/>1 Introduction (Informative)<text:tab/>1</text:p>
          <text:p text:style-name="P44"><text:s/>2 Intended Use (Informative)<text:tab/>1</text:p>
          <text:p text:style-name="P44"><text:s/>3 References and Context (Normative)<text:tab/>1</text:p>
          <text:p text:style-name="P44"><text:s/>4 Format (Normative)<text:tab/>1</text:p>
          <text:p text:style-name="P44"><text:s/>5 Allocation (Normative)<text:tab/>1</text:p>
          <text:p text:style-name="P43"><text:s/>5.1 Overview<text:tab/>2</text:p>
          <text:p text:style-name="P43"><text:s/>5.2 Reserved Leading Zero<text:tab/>2</text:p>
          <text:p text:style-name="P43"><text:s/>5.3 Well-Known Global Identifiers<text:tab/>3</text:p>
          <text:p text:style-name="P43"><text:s/>5.4 Manufacturer Specific<text:tab/>3</text:p>
          <text:p text:style-name="P43"><text:s/>5.5 Self-Assigning Groups<text:tab/>4</text:p>
          <text:p text:style-name="P43"><text:s/>5.6 Assigned by Software at Runtime<text:tab/>5</text:p>
          <text:p text:style-name="P43"><text:s/>5.7 Specifically Assigned by Request<text:tab/>5</text:p>
          <text:p text:style-name="P43"><text:s/>5.8 Locomotive Control Systems<text:tab/>5</text:p>
          <text:p text:style-name="P43"><text:s/>5.9 RFID and NFC<text:tab/>6</text:p>
          <text:p text:style-name="P43"><text:s/>5.10 Temporary Assigned by Software at Runtime<text:tab/>6</text:p>
          <text:p text:style-name="P43"><text:s/>5.11 Long (16-bit) NMRA DCC Manufacturer Specific<text:tab/>7</text:p>
          <text:p text:style-name="P43"><text:s/>5.12 Reserved Unique Identifiers<text:tab/>8</text:p>
        </text:index-body>
      </text:table-of-content>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background-color="transparent" fo:padding="0.075in" fo:border="none" style:writing-mode="lr-tb">
        <style:background-image/>
      </style:table-cell-properties>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top" fo:padding="0.075in" fo:border="none"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9.4362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b973a"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MP9" style:family="paragraph" style:parent-style-name="Footer">
      <style:paragraph-properties fo:text-align="justify" style:justify-single-word="false">
        <style:tab-stops>
          <style:tab-stop style:position="3in" style:type="center"/>
          <style:tab-stop style:position="6.9362in" style:type="right"/>
        </style:tab-stops>
      </style:paragraph-properties>
      <style:text-properties officeooo:paragraph-rsid="001703a9"/>
    </style:style>
    <style:style style:name="MT1" style:family="text">
      <style:text-properties fo:font-size="8pt" style:font-size-asian="8pt" style:font-size-complex="8pt"/>
    </style:style>
    <style:style style:name="MT2" style:family="text">
      <style:text-properties fo:font-size="8pt" officeooo:rsid="001b973a"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T5" style:family="text">
      <style:text-properties fo:font-size="8pt" officeooo:rsid="001b973a"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11in" fo:page-height="8.5in" style:num-format="1" style:print-orientation="landscape"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header>
        <text:p text:style-name="MP1">OpenLCB Unique Identifiers Standard</text:p>
      </style:header>
      <style:footer>
        <text:p text:style-name="MP2"><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8</text:page-number></text:span></text:span><text:span text:style-name="Page_20_Number"><text:span text:style-name="MT1"> of </text:span></text:span><text:span text:style-name="Page_20_Number"><text:span text:style-name="MT1"><text:page-count style:num-format="1">9</text:page-count></text:span></text:span><text:span text:style-name="Page_20_Number"><text:span text:style-name="MT1"> - </text:span></text:span><text:span text:style-name="Page_20_Number"><text:span text:style-name="MT2"><text:user-defined style:data-style-name="N0" text:name="OLCBdate">Feb 6,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07in" svg:y="0.0472in" svg:width="2.798in" svg:height="0.9909in" draw:z-index="0"><draw:image xlink:href="Pictures/10000000000001310000006C5D84F6CA.png" xlink:type="simple" xlink:show="embed" xlink:actuate="onLoad"/></draw:frame></text:p>
            </table:table-cell>
            <table:table-cell table:style-name="Table1.B3" office:value-type="string">
              <text:p text:style-name="MP4"/>
            </table:table-cell>
            <table:table-cell table:style-name="Table1.C2" table:number-columns-spanned="2" office:value-type="string">
              <text:p text:style-name="MP5">OpenLCB Standard</text:p>
            </table:table-cell>
            <table:covered-table-cell/>
          </table:table-row>
          <table:table-row table:style-name="Table1.1">
            <table:covered-table-cell/>
            <table:table-cell table:style-name="Table1.B2" office:value-type="string">
              <text:p text:style-name="MP4"/>
            </table:table-cell>
            <table:table-cell table:style-name="Table1.C2" table:number-columns-spanned="2" office:value-type="string">
              <text:p text:style-name="MP5">Unique Identifiers</text:p>
            </table:table-cell>
            <table:covered-table-cell/>
          </table:table-row>
          <table:table-row table:style-name="Table1.1">
            <table:covered-table-cell/>
            <table:table-cell table:style-name="Table1.B3" office:value-type="string">
              <text:p text:style-name="MP4"/>
            </table:table-cell>
            <table:table-cell table:style-name="Table1.C3" office:value-type="string">
              <text:p text:style-name="MP6"><text:user-defined style:data-style-name="N0" text:name="OLCBdate">Feb 6, 2016</text:user-defined></text:p>
            </table:table-cell>
            <table:table-cell table:style-name="Table1.D3"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5"><text:user-defined style:data-style-name="N0" text:name="OLCBdate">Feb 6, 2016</text:user-defined></text:span></text:span></text:p>
      </style:footer>
    </style:master-page>
    <style:master-page style:name="Landscape" style:page-layout-name="Mpm3">
      <style:header>
        <text:p text:style-name="MP8">OpenLCB Unique Identifiers Standard</text:p>
      </style:header>
      <style:footer>
        <text:p text:style-name="MP9"><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9</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5">Feb 15,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Unique Identifiers Standard</dc:title>
    <meta:initial-creator>Alex Shepherd</meta:initial-creator>
    <meta:creation-date>2009-01-22T07:11:27</meta:creation-date>
    <meta:editing-cycles>303</meta:editing-cycles>
    <meta:editing-duration>P1DT14H10M31S</meta:editing-duration>
    <meta:generator>LibreOffice/4.4.0.3$MacOSX_X86_64 LibreOffice_project/de093506bcdc5fafd9023ee680b8c60e3e0645d7</meta:generator>
    <dc:date>2016-02-06T20:24:49.854884000</dc:date>
    <dc:creator>David Harris</dc:creator>
    <meta:printed-by>Bob Jacobsen</meta:printed-by>
    <meta:print-date>2010-10-24T14:21:59</meta:print-date>
    <meta:document-statistic meta:table-count="12" meta:image-count="1" meta:object-count="0" meta:page-count="9" meta:paragraph-count="512" meta:word-count="2236" meta:character-count="13357" meta:non-whitespace-character-count="11506"/>
    <meta:user-defined meta:name="OLCBdate">Feb 6, 2016</meta:user-defined>
    <meta:user-defined meta:name="OLCBstatus">Adopted</meta:user-defined>
    <meta:user-defined meta:name="OLCByear">2016</meta:user-defined>
  </office:meta>
</office:document-meta>
</file>